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GothicE" svg:font-family="GothicE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style:vertical-align="baseline" fo:line-height="90%"/>
    </style:style>
    <style:style style:name="T3" style:parent-style-name="Policepardéfaut" style:family="text">
      <style:text-properties fo:text-transform="uppercase" fo:color="#262626" fo:letter-spacing="-0.0069in" style:letter-kerning="true" style:text-position="1.6% 100%" fo:font-size="60pt" style:font-size-asian="60pt" style:font-size-complex="60pt"/>
    </style:style>
    <style:style style:name="P4" style:parent-style-name="Normal" style:family="paragraph">
      <style:paragraph-properties style:vertical-align="baseline" fo:margin-top="0.1666in" fo:margin-bottom="0.0277in"/>
      <style:text-properties fo:text-transform="uppercase" fo:color="#000000" fo:letter-spacing="0.0277in" style:letter-kerning="true" fo:font-size="24pt" style:font-size-asian="24pt" style:font-size-complex="24pt"/>
    </style:style>
    <style:style style:name="P5" style:parent-style-name="Normal" style:family="paragraph">
      <style:paragraph-properties style:vertical-align="baseline"/>
      <style:text-properties style:font-name-complex="GothicE" fo:font-weight="bold" style:font-weight-asian="bold" style:font-weight-complex="bold" fo:font-style="italic" style:font-style-asian="italic" style:font-style-complex="italic" fo:color="#000000" style:letter-kerning="true" fo:font-size="20pt" style:font-size-asian="20pt" style:font-size-complex="20pt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 fo:text-align="center"/>
    </style:style>
    <style:style style:name="P25" style:parent-style-name="Normal" style:family="paragraph">
      <style:paragraph-properties fo:text-align="center"/>
    </style:style>
    <style:style style:name="P26" style:parent-style-name="Normal" style:family="paragraph">
      <style:paragraph-properties fo:text-align="center"/>
    </style:style>
    <style:style style:name="P27" style:parent-style-name="Normal" style:family="paragraph">
      <style:paragraph-properties fo:text-align="center"/>
    </style:style>
    <style:style style:name="P28" style:parent-style-name="Normal" style:family="paragraph">
      <style:paragraph-properties fo:text-align="center"/>
    </style:style>
    <style:style style:name="P29" style:parent-style-name="Normal" style:family="paragraph">
      <style:paragraph-properties fo:text-align="center"/>
    </style:style>
    <style:style style:name="P30" style:parent-style-name="Normal" style:family="paragraph">
      <style:paragraph-properties fo:text-align="center"/>
    </style:style>
    <style:style style:name="P31" style:parent-style-name="Normal" style:family="paragraph">
      <style:paragraph-properties fo:text-align="center"/>
    </style:style>
    <style:style style:name="P32" style:parent-style-name="Normal" style:family="paragraph">
      <style:paragraph-properties fo:text-align="center"/>
    </style:style>
    <style:style style:name="P33" style:parent-style-name="Normal" style:family="paragraph">
      <style:paragraph-properties fo:text-align="center"/>
    </style:style>
    <style:style style:name="P34" style:parent-style-name="Normal" style:family="paragraph">
      <style:paragraph-properties fo:text-align="center"/>
    </style:style>
    <style:style style:name="P35" style:parent-style-name="Normal" style:family="paragraph">
      <style:paragraph-properties fo:text-align="center"/>
    </style:style>
    <style:style style:name="P36" style:parent-style-name="Normal" style:family="paragraph">
      <style:paragraph-properties fo:text-align="center"/>
    </style:style>
    <style:style style:name="P37" style:parent-style-name="Normal" style:family="paragraph">
      <style:paragraph-properties fo:text-align="center"/>
    </style:style>
    <style:style style:name="P38" style:parent-style-name="Normal" style:family="paragraph">
      <style:paragraph-properties fo:text-align="center"/>
    </style:style>
    <style:style style:name="P39" style:parent-style-name="Normal" style:family="paragraph">
      <style:paragraph-properties fo:text-align="center"/>
    </style:style>
    <style:style style:name="P40" style:parent-style-name="Normal" style:family="paragraph">
      <style:paragraph-properties fo:text-align="center"/>
    </style:style>
    <style:style style:name="P41" style:parent-style-name="Normal" style:family="paragraph">
      <style:paragraph-properties fo:text-align="center"/>
    </style:style>
    <style:style style:name="P42" style:parent-style-name="Sansinterligne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43" style:parent-style-name="Sansinterligne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44" style:parent-style-name="Sansinterligne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45" style:parent-style-name="Sansinterligne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46" style:parent-style-name="Policepardéfaut" style:family="text">
      <style:text-properties fo:font-variant="small-caps" fo:color="#000000" fo:letter-spacing="0.0034in"/>
    </style:style>
    <style:style style:name="P47" style:parent-style-name="Normal" style:family="paragraph">
      <style:paragraph-properties fo:break-before="page"/>
    </style:style>
    <style:style style:name="P48" style:parent-style-name="Normal" style:family="paragraph">
      <style:paragraph-properties fo:text-align="center"/>
    </style:style>
    <style:style style:name="P49" style:parent-style-name="Normal" style:family="paragraph">
      <style:paragraph-properties fo:text-align="center"/>
    </style:style>
    <style:style style:name="P50" style:parent-style-name="Normal" style:family="paragraph">
      <style:paragraph-properties fo:text-align="center"/>
    </style:style>
    <style:style style:name="P51" style:parent-style-name="Normal" style:family="paragraph">
      <style:paragraph-properties fo:text-align="center"/>
    </style:style>
    <style:style style:name="P52" style:parent-style-name="Normal" style:family="paragraph">
      <style:paragraph-properties fo:text-align="center"/>
    </style:style>
    <style:style style:name="P53" style:parent-style-name="Normal" style:family="paragraph">
      <style:paragraph-properties fo:text-align="center"/>
    </style:style>
    <style:style style:name="P54" style:parent-style-name="Normal" style:family="paragraph">
      <style:paragraph-properties fo:text-align="center"/>
    </style:style>
    <style:style style:name="P55" style:parent-style-name="Normal" style:family="paragraph">
      <style:paragraph-properties fo:text-align="center"/>
    </style:style>
    <style:style style:name="P56" style:parent-style-name="Normal" style:family="paragraph">
      <style:paragraph-properties fo:text-align="center"/>
    </style:style>
    <style:style style:name="P57" style:parent-style-name="Normal" style:family="paragraph">
      <style:paragraph-properties fo:text-align="center"/>
    </style:style>
    <style:style style:name="P58" style:parent-style-name="Normal" style:family="paragraph">
      <style:paragraph-properties fo:text-align="center"/>
    </style:style>
    <style:style style:name="P59" style:parent-style-name="Normal" style:family="paragraph">
      <style:paragraph-properties fo:text-align="center"/>
    </style:style>
    <style:style style:name="P60" style:parent-style-name="Normal" style:family="paragraph">
      <style:paragraph-properties fo:text-align="center"/>
    </style:style>
    <style:style style:name="P61" style:parent-style-name="Normal" style:family="paragraph">
      <style:paragraph-properties fo:text-align="center"/>
    </style:style>
    <style:style style:name="P62" style:parent-style-name="Normal" style:family="paragraph">
      <style:paragraph-properties fo:text-align="center"/>
    </style:style>
    <style:style style:name="P63" style:parent-style-name="Normal" style:family="paragraph">
      <style:paragraph-properties fo:text-align="center"/>
    </style:style>
    <style:style style:name="P64" style:parent-style-name="Normal" style:family="paragraph">
      <style:paragraph-properties fo:text-align="center"/>
    </style:style>
    <style:style style:name="P65" style:parent-style-name="Normal" style:family="paragraph">
      <style:paragraph-properties fo:text-align="center"/>
    </style:style>
    <style:style style:name="P66" style:parent-style-name="Normal" style:family="paragraph">
      <style:paragraph-properties fo:text-align="center"/>
    </style:style>
    <style:style style:name="P67" style:parent-style-name="Normal" style:family="paragraph">
      <style:paragraph-properties fo:text-align="center"/>
    </style:style>
    <style:style style:name="P68" style:parent-style-name="Normal" style:family="paragraph">
      <style:paragraph-properties fo:text-align="center"/>
    </style:style>
    <style:style style:name="P69" style:parent-style-name="Normal" style:family="paragraph">
      <style:paragraph-properties fo:text-align="center"/>
    </style:style>
    <style:style style:name="P70" style:parent-style-name="Normal" style:family="paragraph">
      <style:paragraph-properties fo:text-align="center"/>
    </style:style>
    <style:style style:name="P71" style:parent-style-name="Normal" style:family="paragraph">
      <style:paragraph-properties fo:text-align="center"/>
    </style:style>
    <style:style style:name="P72" style:parent-style-name="Normal" style:family="paragraph">
      <style:paragraph-properties fo:text-align="center"/>
    </style:style>
    <style:style style:name="P73" style:parent-style-name="Normal" style:family="paragraph">
      <style:paragraph-properties fo:text-align="center"/>
    </style:style>
    <style:style style:name="P74" style:parent-style-name="Normal" style:family="paragraph">
      <style:paragraph-properties fo:text-align="center"/>
    </style:style>
    <style:style style:name="P75" style:parent-style-name="Normal" style:family="paragraph">
      <style:paragraph-properties fo:text-align="center"/>
    </style:style>
    <style:style style:name="P76" style:parent-style-name="Normal" style:family="paragraph">
      <style:paragraph-properties fo:text-align="center"/>
    </style:style>
    <style:style style:name="P77" style:parent-style-name="Normal" style:family="paragraph">
      <style:paragraph-properties fo:text-align="center"/>
    </style:style>
    <style:style style:name="P78" style:parent-style-name="Normal" style:family="paragraph">
      <style:paragraph-properties fo:text-align="center"/>
    </style:style>
    <style:style style:name="P79" style:parent-style-name="Normal" style:family="paragraph">
      <style:paragraph-properties fo:text-align="center"/>
    </style:style>
    <style:style style:name="P80" style:parent-style-name="Normal" style:family="paragraph">
      <style:paragraph-properties fo:text-align="center"/>
    </style:style>
    <style:style style:name="P81" style:parent-style-name="Normal" style:family="paragraph">
      <style:paragraph-properties fo:text-align="center"/>
    </style:style>
    <style:style style:name="P82" style:parent-style-name="Normal" style:family="paragraph">
      <style:paragraph-properties fo:text-align="center"/>
    </style:style>
    <style:style style:name="P83" style:parent-style-name="Normal" style:family="paragraph">
      <style:paragraph-properties fo:text-align="center"/>
    </style:style>
    <style:style style:name="P84" style:parent-style-name="Sansinterligne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85" style:parent-style-name="Sansinterligne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86" style:parent-style-name="Sansinterligne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87" style:parent-style-name="Sansinterligne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88" style:parent-style-name="Policepardéfaut" style:family="text">
      <style:text-properties fo:font-variant="small-caps" fo:color="#000000" fo:letter-spacing="0.0034in"/>
    </style:style>
    <style:style style:name="P89" style:parent-style-name="Normal" style:family="paragraph">
      <style:paragraph-properties fo:break-before="page"/>
    </style:style>
    <style:style style:name="P90" style:parent-style-name="Normal" style:family="paragraph">
      <style:paragraph-properties fo:text-align="center"/>
    </style:style>
    <style:style style:name="P91" style:parent-style-name="Normal" style:family="paragraph">
      <style:paragraph-properties fo:text-align="center"/>
    </style:style>
    <style:style style:name="P92" style:parent-style-name="Normal" style:family="paragraph">
      <style:paragraph-properties fo:text-align="center"/>
    </style:style>
    <style:style style:name="P93" style:parent-style-name="Normal" style:family="paragraph">
      <style:paragraph-properties fo:text-align="center"/>
    </style:style>
    <style:style style:name="P94" style:parent-style-name="Normal" style:family="paragraph">
      <style:paragraph-properties fo:text-align="center"/>
    </style:style>
    <style:style style:name="P95" style:parent-style-name="Normal" style:family="paragraph">
      <style:paragraph-properties fo:text-align="center"/>
    </style:style>
    <style:style style:name="P96" style:parent-style-name="Normal" style:family="paragraph">
      <style:paragraph-properties fo:text-align="center"/>
    </style:style>
    <style:style style:name="P97" style:parent-style-name="Normal" style:family="paragraph">
      <style:paragraph-properties fo:text-align="center"/>
    </style:style>
    <style:style style:name="P98" style:parent-style-name="Normal" style:family="paragraph">
      <style:paragraph-properties fo:text-align="center"/>
    </style:style>
    <style:style style:name="P99" style:parent-style-name="Normal" style:family="paragraph">
      <style:paragraph-properties fo:text-align="center"/>
    </style:style>
    <style:style style:name="P100" style:parent-style-name="Normal" style:family="paragraph">
      <style:paragraph-properties fo:text-align="center"/>
    </style:style>
    <style:style style:name="P101" style:parent-style-name="Normal" style:family="paragraph">
      <style:paragraph-properties fo:text-align="center"/>
    </style:style>
    <style:style style:name="P102" style:parent-style-name="Normal" style:family="paragraph">
      <style:paragraph-properties fo:text-align="center"/>
    </style:style>
    <style:style style:name="P103" style:parent-style-name="Normal" style:family="paragraph">
      <style:paragraph-properties fo:text-align="center"/>
    </style:style>
    <style:style style:name="P104" style:parent-style-name="Normal" style:family="paragraph">
      <style:paragraph-properties fo:text-align="center"/>
    </style:style>
    <style:style style:name="P105" style:parent-style-name="Normal" style:family="paragraph">
      <style:paragraph-properties fo:text-align="center"/>
    </style:style>
    <style:style style:name="P106" style:parent-style-name="Normal" style:family="paragraph">
      <style:paragraph-properties fo:text-align="center"/>
    </style:style>
    <style:style style:name="P107" style:parent-style-name="Normal" style:family="paragraph">
      <style:paragraph-properties fo:text-align="center"/>
    </style:style>
    <style:style style:name="P108" style:parent-style-name="Normal" style:family="paragraph">
      <style:paragraph-properties fo:text-align="center"/>
    </style:style>
    <style:style style:name="P109" style:parent-style-name="Normal" style:family="paragraph">
      <style:paragraph-properties fo:text-align="center"/>
    </style:style>
    <style:style style:name="P110" style:parent-style-name="Normal" style:family="paragraph">
      <style:paragraph-properties fo:text-align="center"/>
    </style:style>
    <style:style style:name="P111" style:parent-style-name="Normal" style:family="paragraph">
      <style:paragraph-properties fo:text-align="center"/>
    </style:style>
    <style:style style:name="P112" style:parent-style-name="Normal" style:family="paragraph">
      <style:paragraph-properties fo:text-align="center"/>
    </style:style>
    <style:style style:name="P113" style:parent-style-name="Normal" style:family="paragraph">
      <style:paragraph-properties fo:text-align="center"/>
    </style:style>
    <style:style style:name="P114" style:parent-style-name="Normal" style:family="paragraph">
      <style:paragraph-properties fo:text-align="center"/>
    </style:style>
    <style:style style:name="P115" style:parent-style-name="Normal" style:family="paragraph">
      <style:paragraph-properties fo:text-align="center"/>
    </style:style>
    <style:style style:name="P116" style:parent-style-name="Normal" style:family="paragraph">
      <style:paragraph-properties fo:text-align="center"/>
    </style:style>
    <style:style style:name="P117" style:parent-style-name="Normal" style:family="paragraph">
      <style:paragraph-properties fo:text-align="center"/>
    </style:style>
    <style:style style:name="P118" style:parent-style-name="Normal" style:family="paragraph">
      <style:paragraph-properties fo:text-align="center"/>
    </style:style>
    <style:style style:name="P119" style:parent-style-name="Normal" style:family="paragraph">
      <style:paragraph-properties fo:text-align="center"/>
    </style:style>
    <style:style style:name="P120" style:parent-style-name="Normal" style:family="paragraph">
      <style:paragraph-properties fo:text-align="center"/>
    </style:style>
    <style:style style:name="P121" style:parent-style-name="Normal" style:family="paragraph">
      <style:paragraph-properties fo:text-align="center"/>
    </style:style>
    <style:style style:name="P122" style:parent-style-name="Normal" style:family="paragraph">
      <style:paragraph-properties fo:text-align="center"/>
    </style:style>
    <style:style style:name="P123" style:parent-style-name="Normal" style:family="paragraph">
      <style:paragraph-properties fo:text-align="center"/>
    </style:style>
    <style:style style:name="P124" style:parent-style-name="Normal" style:family="paragraph">
      <style:paragraph-properties fo:text-align="center"/>
    </style:style>
    <style:style style:name="P125" style:parent-style-name="Normal" style:family="paragraph">
      <style:paragraph-properties fo:text-align="center"/>
    </style:style>
    <style:style style:name="P126" style:parent-style-name="Sansinterligne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27" style:parent-style-name="Sansinterligne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28" style:parent-style-name="Sansinterligne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29" style:parent-style-name="Sansinterligne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30" style:parent-style-name="Policepardéfaut" style:family="text">
      <style:text-properties fo:font-variant="small-caps" fo:color="#000000" fo:letter-spacing="0.0034in"/>
    </style:style>
    <style:style style:name="P131" style:parent-style-name="Normal" style:family="paragraph">
      <style:paragraph-properties fo:break-before="page"/>
    </style:style>
    <style:style style:name="P132" style:parent-style-name="Normal" style:family="paragraph">
      <style:paragraph-properties fo:text-align="center"/>
    </style:style>
    <style:style style:name="P133" style:parent-style-name="Normal" style:family="paragraph">
      <style:paragraph-properties fo:text-align="center"/>
    </style:style>
    <style:style style:name="P134" style:parent-style-name="Normal" style:family="paragraph">
      <style:paragraph-properties fo:text-align="center"/>
    </style:style>
    <style:style style:name="P135" style:parent-style-name="Normal" style:family="paragraph">
      <style:paragraph-properties fo:text-align="center"/>
    </style:style>
    <style:style style:name="P136" style:parent-style-name="Normal" style:family="paragraph">
      <style:paragraph-properties fo:text-align="center"/>
    </style:style>
    <style:style style:name="P137" style:parent-style-name="Normal" style:family="paragraph">
      <style:paragraph-properties fo:text-align="center"/>
    </style:style>
    <style:style style:name="P138" style:parent-style-name="Normal" style:family="paragraph">
      <style:paragraph-properties fo:text-align="center"/>
    </style:style>
    <style:style style:name="P139" style:parent-style-name="Normal" style:family="paragraph">
      <style:paragraph-properties fo:text-align="center"/>
    </style:style>
    <style:style style:name="P140" style:parent-style-name="Normal" style:family="paragraph">
      <style:paragraph-properties fo:text-align="center"/>
    </style:style>
    <style:style style:name="P141" style:parent-style-name="Normal" style:family="paragraph">
      <style:paragraph-properties fo:text-align="center"/>
    </style:style>
    <style:style style:name="P142" style:parent-style-name="Normal" style:family="paragraph">
      <style:paragraph-properties fo:text-align="center"/>
    </style:style>
    <style:style style:name="P143" style:parent-style-name="Normal" style:family="paragraph">
      <style:paragraph-properties fo:text-align="center"/>
    </style:style>
    <style:style style:name="P144" style:parent-style-name="Normal" style:family="paragraph">
      <style:paragraph-properties fo:text-align="center"/>
    </style:style>
    <style:style style:name="P145" style:parent-style-name="Normal" style:family="paragraph">
      <style:paragraph-properties fo:text-align="center"/>
    </style:style>
    <style:style style:name="P146" style:parent-style-name="Normal" style:family="paragraph">
      <style:paragraph-properties fo:text-align="center"/>
    </style:style>
    <style:style style:name="P147" style:parent-style-name="Normal" style:family="paragraph">
      <style:paragraph-properties fo:text-align="center"/>
    </style:style>
    <style:style style:name="P148" style:parent-style-name="Normal" style:family="paragraph">
      <style:paragraph-properties fo:text-align="center"/>
    </style:style>
    <style:style style:name="P149" style:parent-style-name="Normal" style:family="paragraph">
      <style:paragraph-properties fo:text-align="center"/>
    </style:style>
    <style:style style:name="P150" style:parent-style-name="Normal" style:family="paragraph">
      <style:paragraph-properties fo:text-align="center"/>
    </style:style>
    <style:style style:name="P151" style:parent-style-name="Normal" style:family="paragraph">
      <style:paragraph-properties fo:text-align="center"/>
    </style:style>
    <style:style style:name="P152" style:parent-style-name="Normal" style:family="paragraph">
      <style:paragraph-properties fo:text-align="center"/>
    </style:style>
    <style:style style:name="P153" style:parent-style-name="Normal" style:family="paragraph">
      <style:paragraph-properties fo:text-align="center"/>
    </style:style>
    <style:style style:name="P154" style:parent-style-name="Normal" style:family="paragraph">
      <style:paragraph-properties fo:text-align="center"/>
    </style:style>
    <style:style style:name="P155" style:parent-style-name="Normal" style:family="paragraph">
      <style:paragraph-properties fo:text-align="center"/>
    </style:style>
    <style:style style:name="P156" style:parent-style-name="Normal" style:family="paragraph">
      <style:paragraph-properties fo:text-align="center"/>
    </style:style>
    <style:style style:name="P157" style:parent-style-name="Normal" style:family="paragraph">
      <style:paragraph-properties fo:text-align="center"/>
    </style:style>
    <style:style style:name="P158" style:parent-style-name="Normal" style:family="paragraph">
      <style:paragraph-properties fo:text-align="center"/>
    </style:style>
    <style:style style:name="P159" style:parent-style-name="Normal" style:family="paragraph">
      <style:paragraph-properties fo:text-align="center"/>
    </style:style>
    <style:style style:name="P160" style:parent-style-name="Normal" style:family="paragraph">
      <style:paragraph-properties fo:text-align="center"/>
    </style:style>
    <style:style style:name="P161" style:parent-style-name="Normal" style:family="paragraph">
      <style:paragraph-properties fo:text-align="center"/>
    </style:style>
    <style:style style:name="P162" style:parent-style-name="Normal" style:family="paragraph">
      <style:paragraph-properties fo:text-align="center"/>
    </style:style>
    <style:style style:name="P163" style:parent-style-name="Normal" style:family="paragraph">
      <style:paragraph-properties fo:text-align="center"/>
    </style:style>
    <style:style style:name="P164" style:parent-style-name="Normal" style:family="paragraph">
      <style:paragraph-properties fo:text-align="center"/>
    </style:style>
    <style:style style:name="P165" style:parent-style-name="Normal" style:family="paragraph">
      <style:paragraph-properties fo:text-align="center"/>
    </style:style>
    <style:style style:name="P166" style:parent-style-name="Normal" style:family="paragraph">
      <style:paragraph-properties fo:text-align="center"/>
    </style:style>
    <style:style style:name="P167" style:parent-style-name="Normal" style:family="paragraph">
      <style:paragraph-properties fo:text-align="center"/>
    </style:style>
    <style:style style:name="P168" style:parent-style-name="Sansinterligne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69" style:parent-style-name="Sansinterligne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70" style:parent-style-name="Sansinterligne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71" style:parent-style-name="Sansinterligne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72" style:parent-style-name="Normal" style:family="paragraph">
      <style:paragraph-properties fo:break-before="page"/>
    </style:style>
    <style:style style:name="P173" style:parent-style-name="Normal" style:family="paragraph">
      <style:paragraph-properties fo:text-align="center"/>
    </style:style>
    <style:style style:name="P174" style:parent-style-name="Normal" style:family="paragraph">
      <style:paragraph-properties fo:text-align="center"/>
    </style:style>
    <style:style style:name="P175" style:parent-style-name="Normal" style:family="paragraph">
      <style:paragraph-properties fo:text-align="center"/>
    </style:style>
    <style:style style:name="P176" style:parent-style-name="Normal" style:family="paragraph">
      <style:paragraph-properties fo:text-align="center"/>
    </style:style>
    <style:style style:name="P177" style:parent-style-name="Normal" style:family="paragraph">
      <style:paragraph-properties fo:text-align="center"/>
    </style:style>
    <style:style style:name="P178" style:parent-style-name="Normal" style:family="paragraph">
      <style:paragraph-properties fo:text-align="center"/>
    </style:style>
    <style:style style:name="P179" style:parent-style-name="Normal" style:family="paragraph">
      <style:paragraph-properties fo:text-align="center"/>
    </style:style>
    <style:style style:name="P180" style:parent-style-name="Normal" style:family="paragraph">
      <style:paragraph-properties fo:text-align="center"/>
    </style:style>
    <style:style style:name="P181" style:parent-style-name="Normal" style:family="paragraph">
      <style:paragraph-properties fo:text-align="center"/>
    </style:style>
    <style:style style:name="P182" style:parent-style-name="Normal" style:family="paragraph">
      <style:paragraph-properties fo:text-align="center"/>
    </style:style>
    <style:style style:name="P183" style:parent-style-name="Normal" style:family="paragraph">
      <style:paragraph-properties fo:text-align="center"/>
    </style:style>
    <style:style style:name="P184" style:parent-style-name="Normal" style:family="paragraph">
      <style:paragraph-properties fo:text-align="center"/>
    </style:style>
    <style:style style:name="P185" style:parent-style-name="Normal" style:family="paragraph">
      <style:paragraph-properties fo:text-align="center"/>
    </style:style>
    <style:style style:name="P186" style:parent-style-name="Normal" style:family="paragraph">
      <style:paragraph-properties fo:text-align="center"/>
    </style:style>
    <style:style style:name="P187" style:parent-style-name="Normal" style:family="paragraph">
      <style:paragraph-properties fo:text-align="center"/>
    </style:style>
    <style:style style:name="P188" style:parent-style-name="Normal" style:family="paragraph">
      <style:paragraph-properties fo:text-align="center"/>
    </style:style>
    <style:style style:name="P189" style:parent-style-name="Normal" style:family="paragraph">
      <style:paragraph-properties fo:text-align="center"/>
    </style:style>
    <style:style style:name="P190" style:parent-style-name="Normal" style:family="paragraph">
      <style:paragraph-properties fo:text-align="center"/>
    </style:style>
    <style:style style:name="P191" style:parent-style-name="Normal" style:family="paragraph">
      <style:paragraph-properties fo:text-align="center"/>
    </style:style>
    <style:style style:name="P192" style:parent-style-name="Normal" style:family="paragraph">
      <style:paragraph-properties fo:text-align="center"/>
    </style:style>
    <style:style style:name="P193" style:parent-style-name="Normal" style:family="paragraph">
      <style:paragraph-properties fo:text-align="center"/>
    </style:style>
    <style:style style:name="P194" style:parent-style-name="Normal" style:family="paragraph">
      <style:paragraph-properties fo:text-align="center"/>
    </style:style>
    <style:style style:name="P195" style:parent-style-name="Normal" style:family="paragraph">
      <style:paragraph-properties fo:text-align="center"/>
    </style:style>
    <style:style style:name="P196" style:parent-style-name="Normal" style:family="paragraph">
      <style:paragraph-properties fo:text-align="center"/>
    </style:style>
    <style:style style:name="P197" style:parent-style-name="Normal" style:family="paragraph">
      <style:paragraph-properties fo:text-align="center"/>
    </style:style>
    <style:style style:name="P198" style:parent-style-name="Normal" style:family="paragraph">
      <style:paragraph-properties fo:text-align="center"/>
    </style:style>
    <style:style style:name="P199" style:parent-style-name="Normal" style:family="paragraph">
      <style:paragraph-properties fo:text-align="center"/>
    </style:style>
    <style:style style:name="P200" style:parent-style-name="Normal" style:family="paragraph">
      <style:paragraph-properties fo:text-align="center"/>
    </style:style>
    <style:style style:name="P201" style:parent-style-name="Normal" style:family="paragraph">
      <style:paragraph-properties fo:text-align="center"/>
    </style:style>
    <style:style style:name="P202" style:parent-style-name="Normal" style:family="paragraph">
      <style:paragraph-properties fo:text-align="center"/>
    </style:style>
    <style:style style:name="P203" style:parent-style-name="Normal" style:family="paragraph">
      <style:paragraph-properties fo:text-align="center"/>
    </style:style>
    <style:style style:name="P204" style:parent-style-name="Normal" style:family="paragraph">
      <style:paragraph-properties fo:text-align="center"/>
    </style:style>
    <style:style style:name="P205" style:parent-style-name="Normal" style:family="paragraph">
      <style:paragraph-properties fo:text-align="center"/>
    </style:style>
    <style:style style:name="P206" style:parent-style-name="Normal" style:family="paragraph">
      <style:paragraph-properties fo:text-align="center"/>
    </style:style>
    <style:style style:name="P207" style:parent-style-name="Normal" style:family="paragraph">
      <style:paragraph-properties fo:text-align="center"/>
    </style:style>
    <style:style style:name="P208" style:parent-style-name="Normal" style:family="paragraph">
      <style:paragraph-properties fo:text-align="center"/>
    </style:style>
    <style:style style:name="P209" style:parent-style-name="Sansinterligne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10" style:parent-style-name="Sansinterligne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11" style:parent-style-name="Sansinterligne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12" style:parent-style-name="Sansinterligne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213" style:parent-style-name="Policepardéfaut" style:family="text">
      <style:text-properties fo:font-variant="small-caps" fo:color="#000000" fo:letter-spacing="0.0034in"/>
    </style:style>
    <style:style style:name="P214" style:parent-style-name="Normal" style:family="paragraph">
      <style:paragraph-properties fo:break-before="page"/>
    </style:style>
    <style:style style:name="P215" style:parent-style-name="Normal" style:family="paragraph">
      <style:paragraph-properties fo:text-align="center"/>
    </style:style>
    <style:style style:name="P216" style:parent-style-name="Normal" style:family="paragraph">
      <style:paragraph-properties fo:text-align="center"/>
    </style:style>
    <style:style style:name="P217" style:parent-style-name="Normal" style:family="paragraph">
      <style:paragraph-properties fo:text-align="center"/>
    </style:style>
    <style:style style:name="P218" style:parent-style-name="Normal" style:family="paragraph">
      <style:paragraph-properties fo:text-align="center"/>
    </style:style>
    <style:style style:name="P219" style:parent-style-name="Normal" style:family="paragraph">
      <style:paragraph-properties fo:text-align="center"/>
    </style:style>
    <style:style style:name="P220" style:parent-style-name="Normal" style:family="paragraph">
      <style:paragraph-properties fo:text-align="center"/>
    </style:style>
    <style:style style:name="P221" style:parent-style-name="Normal" style:family="paragraph">
      <style:paragraph-properties fo:text-align="center"/>
    </style:style>
    <style:style style:name="P222" style:parent-style-name="Normal" style:family="paragraph">
      <style:paragraph-properties fo:text-align="center"/>
    </style:style>
    <style:style style:name="P223" style:parent-style-name="Normal" style:family="paragraph">
      <style:paragraph-properties fo:text-align="center"/>
    </style:style>
    <style:style style:name="P224" style:parent-style-name="Normal" style:family="paragraph">
      <style:paragraph-properties fo:text-align="center"/>
    </style:style>
    <style:style style:name="P225" style:parent-style-name="Normal" style:family="paragraph">
      <style:paragraph-properties fo:text-align="center"/>
    </style:style>
    <style:style style:name="P226" style:parent-style-name="Normal" style:family="paragraph">
      <style:paragraph-properties fo:text-align="center"/>
    </style:style>
    <style:style style:name="P227" style:parent-style-name="Normal" style:family="paragraph">
      <style:paragraph-properties fo:text-align="center"/>
    </style:style>
    <style:style style:name="P228" style:parent-style-name="Normal" style:family="paragraph">
      <style:paragraph-properties fo:text-align="center"/>
    </style:style>
    <style:style style:name="P229" style:parent-style-name="Normal" style:family="paragraph">
      <style:paragraph-properties fo:text-align="center"/>
    </style:style>
    <style:style style:name="P230" style:parent-style-name="Normal" style:family="paragraph">
      <style:paragraph-properties fo:text-align="center"/>
    </style:style>
    <style:style style:name="P231" style:parent-style-name="Normal" style:family="paragraph">
      <style:paragraph-properties fo:text-align="center"/>
    </style:style>
    <style:style style:name="P232" style:parent-style-name="Normal" style:family="paragraph">
      <style:paragraph-properties fo:text-align="center"/>
    </style:style>
    <style:style style:name="P233" style:parent-style-name="Normal" style:family="paragraph">
      <style:paragraph-properties fo:text-align="center"/>
    </style:style>
    <style:style style:name="P234" style:parent-style-name="Normal" style:family="paragraph">
      <style:paragraph-properties fo:text-align="center"/>
    </style:style>
    <style:style style:name="P235" style:parent-style-name="Normal" style:family="paragraph">
      <style:paragraph-properties fo:text-align="center"/>
    </style:style>
    <style:style style:name="P236" style:parent-style-name="Normal" style:family="paragraph">
      <style:paragraph-properties fo:text-align="center"/>
    </style:style>
    <style:style style:name="P237" style:parent-style-name="Normal" style:family="paragraph">
      <style:paragraph-properties fo:text-align="center"/>
    </style:style>
    <style:style style:name="P238" style:parent-style-name="Normal" style:family="paragraph">
      <style:paragraph-properties fo:text-align="center"/>
    </style:style>
    <style:style style:name="P239" style:parent-style-name="Normal" style:family="paragraph">
      <style:paragraph-properties fo:text-align="center"/>
    </style:style>
    <style:style style:name="P240" style:parent-style-name="Normal" style:family="paragraph">
      <style:paragraph-properties fo:text-align="center"/>
    </style:style>
    <style:style style:name="P241" style:parent-style-name="Normal" style:family="paragraph">
      <style:paragraph-properties fo:text-align="center"/>
    </style:style>
    <style:style style:name="P242" style:parent-style-name="Normal" style:family="paragraph">
      <style:paragraph-properties fo:text-align="center"/>
    </style:style>
    <style:style style:name="P243" style:parent-style-name="Normal" style:family="paragraph">
      <style:paragraph-properties fo:text-align="center"/>
    </style:style>
    <style:style style:name="P244" style:parent-style-name="Normal" style:family="paragraph">
      <style:paragraph-properties fo:text-align="center"/>
    </style:style>
    <style:style style:name="P245" style:parent-style-name="Normal" style:family="paragraph">
      <style:paragraph-properties fo:text-align="center"/>
    </style:style>
    <style:style style:name="P246" style:parent-style-name="Normal" style:family="paragraph">
      <style:paragraph-properties fo:text-align="center"/>
    </style:style>
    <style:style style:name="P247" style:parent-style-name="Normal" style:family="paragraph">
      <style:paragraph-properties fo:text-align="center"/>
    </style:style>
    <style:style style:name="P248" style:parent-style-name="Normal" style:family="paragraph">
      <style:paragraph-properties fo:text-align="center"/>
    </style:style>
    <style:style style:name="P249" style:parent-style-name="Normal" style:family="paragraph">
      <style:paragraph-properties fo:text-align="center"/>
    </style:style>
    <style:style style:name="P250" style:parent-style-name="Normal" style:family="paragraph">
      <style:paragraph-properties fo:text-align="center"/>
    </style:style>
    <style:style style:name="P251" style:parent-style-name="Sansinterligne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52" style:parent-style-name="Sansinterligne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53" style:parent-style-name="Sansinterligne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54" style:parent-style-name="Sansinterligne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255" style:parent-style-name="Policepardéfaut" style:family="text">
      <style:text-properties fo:font-variant="small-caps" fo:color="#000000" fo:letter-spacing="0.0034in"/>
    </style:style>
    <style:style style:name="P256" style:parent-style-name="Normal" style:family="paragraph">
      <style:paragraph-properties fo:break-before="page"/>
    </style:style>
    <style:style style:family="graphic" style:name="a122">
      <style:graphic-properties style:wrap="run-through" style:run-through="foreground" draw:fill="none" draw:stroke="solid" svg:stroke-width="0.01389in" svg:stroke-color="#00b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3">
      <style:graphic-properties style:wrap="run-through" style:run-through="foreground" draw:fill="none" draw:stroke="solid" svg:stroke-width="0.01389in" svg:stroke-color="#92d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4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5">
      <style:graphic-properties style:wrap="run-through" style:run-through="foreground" draw:fill="solid" draw:fill-color="#ffffff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solid" draw:fill-color="#ffffff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6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ge-content" style:vertical-rel="paragraph" style:horizontal-pos="center" style:vertical-pos="from-top" draw:shadow="visible" draw:shadow-offset-x="-0.02946in" draw:shadow-offset-y="0.02946in" draw:shadow-color="#000000" draw:shadow-opacity="40%"/>
    </style:style>
    <style:style style:family="graphic" style:name="a127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141514" draw:opacity="100%" draw:stroke="solid" svg:stroke-width="0.01389in" svg:stroke-color="#14151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8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ge-content" style:vertical-rel="paragraph" style:horizontal-pos="center" style:vertical-pos="from-top" draw:shadow="visible" draw:shadow-offset-x="-0.02946in" draw:shadow-offset-y="0.02946in" draw:shadow-color="#000000" draw:shadow-opacity="40%"/>
    </style:style>
    <style:style style:family="graphic" style:name="a34">
      <style:graphic-properties style:wrap="run-through" style:run-through="foreground" draw:fill="solid" draw:fill-color="#eceef7" draw:opacity="100%" draw:stroke="solid" svg:stroke-width="0.01389in" svg:stroke-color="#eceef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141514" draw:opacity="100%" draw:stroke="solid" svg:stroke-width="0.01389in" svg:stroke-color="#14151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6">
      <style:graphic-properties style:wrap="run-through" style:run-through="foreground" draw:fill="solid" draw:fill-color="#ffffff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7">
      <style:graphic-properties style:wrap="run-through" style:run-through="foreground" draw:fill="solid" draw:fill-color="#ffffff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0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ge-content" style:vertical-rel="paragraph" style:horizontal-pos="center" style:vertical-pos="from-top" draw:shadow="visible" draw:shadow-offset-x="-0.02946in" draw:shadow-offset-y="0.02946in" draw:shadow-color="#000000" draw:shadow-opacity="40%"/>
    </style:style>
    <style:style style:family="graphic" style:name="a8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141514" draw:opacity="100%" draw:stroke="solid" svg:stroke-width="0.01389in" svg:stroke-color="#14151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2">
      <style:graphic-properties style:wrap="run-through" style:run-through="foreground" draw:fill="solid" draw:fill-color="#eceef7" draw:opacity="100%" draw:stroke="solid" svg:stroke-width="0.01389in" svg:stroke-color="#eceef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3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4">
      <style:graphic-properties style:wrap="run-through" style:run-through="foreground" draw:fill="solid" draw:fill-color="#ffffff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5">
      <style:graphic-properties style:wrap="run-through" style:run-through="foreground" draw:fill="solid" draw:fill-color="#ffffff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6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7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8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9">
      <style:graphic-properties style:wrap="run-through" style:run-through="foreground" draw:fill="solid" draw:fill-color="#ffffff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0">
      <style:graphic-properties style:wrap="run-through" style:run-through="foreground" draw:fill="solid" draw:fill-color="#eceef7" draw:opacity="100%" draw:stroke="solid" svg:stroke-width="0.01389in" svg:stroke-color="#eceef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1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2">
      <style:graphic-properties style:wrap="run-through" style:run-through="foreground" draw:fill="solid" draw:fill-color="#ffffff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3">
      <style:graphic-properties style:wrap="run-through" style:run-through="foreground" draw:fill="solid" draw:fill-color="#ffffff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4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5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>
      <style:graphic-properties style:wrap="run-through" style:run-through="foreground" draw:fill="solid" draw:fill-color="#ffffff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6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>
      <style:graphic-properties style:wrap="run-through" style:run-through="foreground" draw:fill="solid" draw:fill-color="#ffffff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7">
      <style:graphic-properties style:wrap="run-through" style:run-through="foreground" draw:fill="solid" draw:fill-color="#ffffff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8">
      <style:graphic-properties style:wrap="run-through" style:run-through="foreground" draw:fill="solid" draw:fill-color="#ffffff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8">
      <style:graphic-properties style:wrap="run-through" style:run-through="foreground" draw:fill="solid" draw:fill-color="#ffd966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9">
      <style:graphic-properties style:wrap="run-through" style:run-through="foreground" draw:fill="none" draw:stroke="solid" svg:stroke-width="0.01389in" svg:stroke-color="#ffff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0">
      <style:graphic-properties style:wrap="run-through" style:run-through="foreground" draw:fill="solid" draw:fill-color="#ffffff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6">
      <style:graphic-properties style:wrap="run-through" style:run-through="foreground" draw:fill="solid" draw:fill-color="#ffd966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7">
      <style:graphic-properties style:wrap="run-through" style:run-through="foreground" draw:fill="none" draw:stroke="solid" svg:stroke-width="0.01389in" svg:stroke-color="#ffff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8">
      <style:graphic-properties style:wrap="run-through" style:run-through="foreground" draw:fill="none" draw:stroke="solid" svg:stroke-width="0.01389in" svg:stroke-color="#00b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9">
      <style:graphic-properties style:wrap="run-through" style:run-through="foreground" draw:fill="none" draw:stroke="solid" svg:stroke-width="0.01389in" svg:stroke-color="#92d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4">
      <style:graphic-properties style:wrap="run-through" style:run-through="foreground" draw:fill="solid" draw:fill-color="#ffd966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0">
      <style:graphic-properties style:wrap="run-through" style:run-through="foreground" draw:fill="none" draw:stroke="solid" svg:stroke-width="0.01389in" svg:stroke-color="#00b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5">
      <style:graphic-properties style:wrap="run-through" style:run-through="foreground" draw:fill="none" draw:stroke="solid" svg:stroke-width="0.01389in" svg:stroke-color="#ffff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1">
      <style:graphic-properties style:wrap="run-through" style:run-through="foreground" draw:fill="none" draw:stroke="solid" svg:stroke-width="0.01389in" svg:stroke-color="#92d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6">
      <style:graphic-properties style:wrap="run-through" style:run-through="foreground" draw:fill="none" draw:stroke="solid" svg:stroke-width="0.01389in" svg:stroke-color="#00b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2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7">
      <style:graphic-properties style:wrap="run-through" style:run-through="foreground" draw:fill="none" draw:stroke="solid" svg:stroke-width="0.01389in" svg:stroke-color="#92d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3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8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4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9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5">
      <style:graphic-properties style:wrap="run-through" style:run-through="foreground" draw:fill="solid" draw:fill-color="#ffffff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6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ge-content" style:vertical-rel="paragraph" style:horizontal-pos="center" style:vertical-pos="from-top" draw:shadow="visible" draw:shadow-offset-x="-0.02946in" draw:shadow-offset-y="0.02946in" draw:shadow-color="#000000" draw:shadow-opacity="40%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141514" draw:opacity="100%" draw:stroke="solid" svg:stroke-width="0.01389in" svg:stroke-color="#14151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8">
      <style:graphic-properties style:wrap="run-through" style:run-through="foreground" draw:fill="solid" draw:fill-color="#eceef7" draw:opacity="100%" draw:stroke="solid" svg:stroke-width="0.01389in" svg:stroke-color="#eceef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9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bottom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 style:shrink-to-fit="tru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 style:shrink-to-fit="true"/>
      <style:paragraph-properties style:font-independent-line-spacing="true" style:writing-mode="lr-tb"/>
    </style:style>
    <style:style style:family="graphic" style:name="a2">
      <style:graphic-properties draw:fill="solid" draw:fill-color="#eceef7" draw:opacity="100%" draw:stroke="solid" svg:stroke-width="0.01389in" svg:stroke-color="#eceef7" svg:stroke-opacity="100%" draw:stroke-linejoin="miter" svg:stroke-linecap="butt"/>
    </style:style>
    <style:style style:family="graphic" style:name="a3">
      <style:graphic-properties draw:fill="solid" draw:fill-color="#141514" draw:opacity="100%" draw:stroke="solid" svg:stroke-width="0.01389in" svg:stroke-color="#141514" svg:stroke-opacity="100%" draw:stroke-linejoin="miter" svg:stroke-linecap="butt"/>
    </style:style>
    <style:style style:family="graphic" style:name="a4">
      <style:graphic-properties draw:fill="solid" draw:fill-color="#ffffff" draw:opacity="100%" draw:stroke="solid" svg:stroke-width="0.01389in" svg:stroke-color="#ffffff" svg:stroke-opacity="100%" draw:stroke-linejoin="miter" svg:stroke-linecap="butt" draw:shadow="visible" draw:shadow-offset-x="-0.02946in" draw:shadow-offset-y="0.02946in" draw:shadow-color="#000000" draw:shadow-opacity="40%"/>
    </style:style>
    <style:style style:family="graphic" style:name="a100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01">
      <style:graphic-properties style:wrap="run-through" style:run-through="foreground" draw:fill="solid" draw:fill-color="#ffffff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2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03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ge-content" style:vertical-rel="paragraph" style:horizontal-pos="center" style:vertical-pos="from-top" draw:shadow="visible" draw:shadow-offset-x="-0.02946in" draw:shadow-offset-y="0.02946in" draw:shadow-color="#000000" draw:shadow-opacity="40%"/>
    </style:style>
    <style:style style:family="graphic" style:name="a104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ge-content" style:vertical-rel="paragraph" style:horizontal-pos="center" style:vertical-pos="from-top" draw:shadow="visible" draw:shadow-offset-x="-0.02946in" draw:shadow-offset-y="0.02946in" draw:shadow-color="#000000" draw:shadow-opacity="40%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141514" draw:opacity="100%" draw:stroke="solid" svg:stroke-width="0.01389in" svg:stroke-color="#14151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141514" draw:opacity="100%" draw:stroke="solid" svg:stroke-width="0.01389in" svg:stroke-color="#14151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style:wrap="run-through" style:run-through="foreground" draw:fill="solid" draw:fill-color="#eceef7" draw:opacity="100%" draw:stroke="solid" svg:stroke-width="0.01389in" svg:stroke-color="#eceef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6">
      <style:graphic-properties style:wrap="run-through" style:run-through="foreground" draw:fill="solid" draw:fill-color="#eceef7" draw:opacity="100%" draw:stroke="solid" svg:stroke-width="0.01389in" svg:stroke-color="#eceef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7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style:wrap="run-through" style:run-through="foreground" draw:fill="solid" draw:fill-color="#ffffff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8">
      <style:graphic-properties style:wrap="run-through" style:run-through="foreground" draw:fill="solid" draw:fill-color="#ffffff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solid" draw:fill-color="#ffffff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9">
      <style:graphic-properties style:wrap="run-through" style:run-through="foreground" draw:fill="solid" draw:fill-color="#ffffff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>
      <style:graphic-properties style:wrap="run-through" style:run-through="foreground" draw:fill="solid" draw:fill-color="#ffffff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solid" draw:fill-color="#ffffff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0">
      <style:graphic-properties style:wrap="run-through" style:run-through="foreground" draw:fill="solid" draw:fill-color="#ffffff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1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0">
      <style:graphic-properties style:wrap="run-through" style:run-through="foreground" draw:fill="solid" draw:fill-color="#ffffff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1">
      <style:graphic-properties style:wrap="run-through" style:run-through="foreground" draw:fill="solid" draw:fill-color="#ffffff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2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3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4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5">
      <style:graphic-properties style:wrap="run-through" style:run-through="foreground" draw:fill="solid" draw:fill-color="#ffffff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6">
      <style:graphic-properties style:wrap="run-through" style:run-through="foreground" draw:fill="solid" draw:fill-color="#ffffff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0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1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2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3">
      <style:graphic-properties style:wrap="run-through" style:run-through="foreground" draw:fill="solid" draw:fill-color="#ffffff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4">
      <style:graphic-properties style:wrap="run-through" style:run-through="foreground" draw:fill="solid" draw:fill-color="#ffffff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>
      <style:graphic-properties style:wrap="run-through" style:run-through="foreground" draw:fill="solid" draw:fill-color="#ffd966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style:wrap="run-through" style:run-through="foreground" draw:fill="none" draw:stroke="solid" svg:stroke-width="0.01389in" svg:stroke-color="#ffff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1389in" svg:stroke-color="#00b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1389in" svg:stroke-color="#92d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2">
      <style:graphic-properties style:wrap="run-through" style:run-through="foreground" draw:fill="none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3">
      <style:graphic-properties style:wrap="run-through" style:run-through="foreground" draw:fill="none" draw:stroke="solid" svg:stroke-width="0.01389in" svg:stroke-color="#ffff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4">
      <style:graphic-properties style:wrap="run-through" style:run-through="foreground" draw:fill="solid" draw:fill-color="#a9d18e" draw:opacity="100%" draw:stroke="solid" svg:stroke-width="0.01389in" svg:stroke-color="#00b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5">
      <style:graphic-properties style:wrap="run-through" style:run-through="foreground" draw:fill="none" draw:stroke="solid" svg:stroke-width="0.01389in" svg:stroke-color="#92d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6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7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8">
      <style:graphic-properties style:wrap="run-through" style:run-through="foreground" draw:fill="solid" draw:fill-color="#ffffff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9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0">
      <style:graphic-properties style:wrap="run-through" style:run-through="foreground" draw:fill="solid" draw:fill-color="#ffd966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1">
      <style:graphic-properties style:wrap="run-through" style:run-through="foreground" draw:fill="none" draw:stroke="solid" svg:stroke-width="0.01389in" svg:stroke-color="#ffff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713536" draw:id="id0" draw:style-name="a0" draw:name="Titre 3" text:anchor-type="paragraph" svg:x="0.17708in" svg:y="0.15625in" svg:width="11in" svg:height="3.9in" style:rel-width="scale" style:rel-height="scale"><draw:text-box><text:p text:style-name="P2"><text:span text:style-name="T3">Projet 11 : Backlog</text:span></text:p></draw:text-box><svg:title/><svg:desc/></draw:frame><draw:frame draw:z-index="251712512" draw:id="id1" draw:style-name="a1" draw:name="Sous-titre 4" text:anchor-type="paragraph" svg:x="0.17986in" svg:y="4.40625in" svg:width="11in" svg:height="1.25in" style:rel-width="scale" style:rel-height="scale"><draw:text-box><text:p text:style-name="P4">Recommendation D’articles vestimentaires</text:p></draw:text-box><svg:title/><svg:desc/></draw:frame><draw:g draw:z-index="251711488" draw:name="Groupe 47" draw:id="id5" draw:style-name="a5" text:anchor-type="paragraph"><svg:title/><svg:desc/><draw:custom-shape svg:x="-0.61458in" svg:y="-0.5in" svg:width="11.79167in" svg:height="6.09375in" draw:id="id2" draw:style-name="a2" draw:name="Rectangle 48"><svg:title/><svg:desc/><draw:enhanced-geometry draw:type="non-primitive" svg:viewBox="0 0 21600 21600" draw:enhanced-path="M 0 0 L 21600 0 21600 21600 0 21600 Z N"/></draw:custom-shape><draw:custom-shape svg:x="-0.48958in" svg:y="4.84375in" svg:width="11.66667in" svg:height="2.90625in" draw:id="id3" draw:style-name="a3" draw:name="Rectangle 49"><svg:title/><svg:desc/><draw:enhanced-geometry draw:type="non-primitive" svg:viewBox="0 0 21600 21600" draw:enhanced-path="M 0 0 L 21600 0 21600 21600 0 21600 Z N"/></draw:custom-shape><draw:custom-shape svg:x="0.13542in" svg:y="-0.01042in" svg:width="10.47917in" svg:height="6.9375in" draw:id="id4" draw:style-name="a4" draw:name="Rectangle 50"><svg:title/><svg:desc/><draw:enhanced-geometry draw:type="non-primitive" svg:viewBox="0 0 21600 21600" draw:enhanced-path="M 0 0 L 21600 0 21600 21600 0 21600 Z N"/></draw:custom-shape></draw:g><draw:frame draw:z-index="251710464" draw:id="id6" draw:style-name="a6" draw:name="Zone de texte 51" text:anchor-type="paragraph" svg:x="-0.60417in" svg:y="-0.5in" svg:width="14.95278in" svg:height="8.33264in" style:rel-width="scale" style:rel-height="scale"><draw:text-box><text:p text:style-name="Normal"/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714560" draw:id="id7" draw:style-name="a7" draw:name="ZoneTexte 32" text:anchor-type="paragraph" svg:x="7.74375in" svg:y="0.09931in" svg:width="3.37431in" svg:height="0.4375in" style:rel-width="scale" style:rel-height="scale"><draw:text-box><text:p text:style-name="P5">Marjorie PANCARTE</text:p></draw:text-box><svg:title/><svg:desc/></draw:frame></text:p>
      <text:p text:style-name="Normal"/>
      <text:p text:style-name="Normal"/>
      <text:soft-page-break/>
      <text:p text:style-name="Normal"><draw:custom-shape svg:x="0in" svg:y="0in" svg:width="10.47917in" svg:height="6.9375in" draw:z-index="251709440" draw:id="id8" draw:style-name="a8" draw:name="Rectangle 53" text:anchor-type="paragraph"><svg:title/><svg:desc/><draw:enhanced-geometry draw:type="non-primitive" svg:viewBox="0 0 21600 21600" draw:enhanced-path="M 0 0 L 21600 0 21600 21600 0 21600 Z N"/></draw:custom-shape><draw:custom-shape svg:x="-0.47917in" svg:y="4.85417in" svg:width="11.66667in" svg:height="2.90556in" draw:z-index="251708416" draw:id="id9" draw:style-name="a9" draw:name="Rectangle 54" text:anchor-type="paragraph"><svg:title/><svg:desc/><text:p text:style-name="P6"/><text:p text:style-name="P7"/><text:p text:style-name="P8"/><text:p text:style-name="P9"/><text:p text:style-name="P10"/><text:p text:style-name="P11"/><text:p text:style-name="P12"/><text:p text:style-name="P13"/><text:p text:style-name="P14"/><text:p text:style-name="P15"/><text:p text:style-name="P16"/><text:p text:style-name="P17"/><text:p text:style-name="P18"/><text:p text:style-name="P19"/><text:p text:style-name="P20"/><text:p text:style-name="P21"/><text:p text:style-name="P22"/><text:p text:style-name="P23"/><text:p text:style-name="P24"/><text:p text:style-name="P25"/><text:p text:style-name="P26"/><text:p text:style-name="P27"/><text:p text:style-name="P28"/><text:p text:style-name="P29"/><text:p text:style-name="P30"/><text:p text:style-name="P31"/><text:p text:style-name="P32"/><text:p text:style-name="P33"/><text:p text:style-name="P34"/><text:p text:style-name="P35"/><text:p text:style-name="P36"/><text:p text:style-name="P37"/><text:p text:style-name="P38"/><text:p text:style-name="P39"/><text:p text:style-name="P40"/><text:p text:style-name="P41"/><draw:enhanced-geometry draw:type="non-primitive" svg:viewBox="0 0 21600 21600" draw:enhanced-path="M 0 0 L 21600 0 21600 21600 0 21600 Z N"/></draw:custom-shape><draw:custom-shape svg:x="-0.60417in" svg:y="-0.48958in" svg:width="11.79167in" svg:height="6.09375in" draw:z-index="251707392" draw:id="id10" draw:style-name="a10" draw:name="Rectangle 55" text:anchor-type="paragraph"><svg:title/><svg:desc/><draw:enhanced-geometry draw:type="non-primitive" svg:viewBox="0 0 21600 21600" draw:enhanced-path="M 0 0 L 21600 0 21600 21600 0 21600 Z N"/></draw:custom-shape></text:p>
      <text:p text:style-name="Normal"><draw:frame draw:z-index="251719680" draw:id="id11" draw:style-name="a11" draw:name="Zone de texte 56" text:anchor-type="paragraph" svg:x="0.6098in" svg:y="0.12224in" svg:width="2.99028in" svg:height="0.44306in" style:rel-width="scale" style:rel-height="scale"><draw:text-box><text:p text:style-name="Normal"><text:span text:style-name="Référenceintense">Référence :</text:span><text:s/>1.1</text:p></draw:text-box><svg:title/><svg:desc/></draw:frame><draw:custom-shape svg:x="0.56956in" svg:y="0.01289in" svg:width="9.60417in" svg:height="0.73889in" draw:z-index="251716608" draw:id="id12" draw:style-name="a12" draw:name="Rectangle 57" text:anchor-type="paragraph"><svg:title/><svg:desc/><draw:enhanced-geometry draw:type="non-primitive" svg:viewBox="0 0 21600 21600" draw:enhanced-path="M 0 0 L 21600 0 21600 21600 0 21600 Z N"/></draw:custom-shape><draw:custom-shape svg:x="0.57292in" svg:y="0.00972in" svg:width="9.60417in" svg:height="6.14514in" draw:z-index="251715584" draw:id="id13" draw:style-name="a13" draw:name="Rectangle 58" text:anchor-type="paragraph"><svg:title/><svg:desc/><draw:enhanced-geometry draw:type="non-primitive" svg:viewBox="0 0 21600 21600" draw:enhanced-path="M 0 0 L 21600 0 21600 21600 0 21600 Z N"/></draw:custom-shape></text:p>
      <text:p text:style-name="Normal"/>
      <text:p text:style-name="Normal"><draw:frame draw:z-index="251723776" draw:id="id14" draw:style-name="a14" draw:name="Zone de texte 61" text:anchor-type="paragraph" svg:x="7.01163in" svg:y="0.10693in" svg:width="2.49653in" svg:height="0.96389in" style:rel-width="scale" style:rel-height="scale"><draw:text-box><text:p text:style-name="Normal"><text:span text:style-name="Référenceintense">Données :</text:span></text:p><text:p text:style-name="Normal">- Adresse email</text:p><text:p text:style-name="Normal">- Mot de passe</text:p><text:p text:style-name="Normal"/></draw:text-box><svg:title/><svg:desc/></draw:frame><draw:frame draw:z-index="251722752" draw:id="id15" draw:style-name="a15" draw:name="Zone de texte 59" text:anchor-type="paragraph" svg:x="4.31503in" svg:y="0.11533in" svg:width="2.49653in" svg:height="0.33403in" style:rel-width="scale" style:rel-height="scale"><draw:text-box><text:p text:style-name="Normal"><text:span text:style-name="Référenceintense">Priorité</text:span></text:p></draw:text-box><svg:title/><svg:desc/></draw:frame><draw:frame draw:z-index="251721728" draw:id="id16" draw:style-name="a16" draw:name="Zone de texte 60" text:anchor-type="paragraph" svg:x="0.60983in" svg:y="0.17313in" svg:width="2.99028in" svg:height="1.12639in" style:rel-width="scale" style:rel-height="scale"><draw:text-box><text:p text:style-name="Normal"><text:span text:style-name="Référenceintense">Accès à l’application pour un nouvel utilisateur<text:s/></text:span></text:p></draw:text-box><svg:title/><svg:desc/></draw:frame><draw:custom-shape svg:x="4.27391in" svg:y="0.09085in" svg:width="2.69792in" svg:height="1.88264in" draw:z-index="251720704" draw:id="id17" draw:style-name="a17" draw:name="Rectangle 62" text:anchor-type="paragraph"><svg:title/><svg:desc/><draw:enhanced-geometry draw:type="non-primitive" svg:viewBox="0 0 21600 21600" draw:enhanced-path="M 0 0 L 21600 0 21600 21600 0 21600 Z N"/></draw:custom-shape><draw:custom-shape svg:x="0.56604in" svg:y="0.09815in" svg:width="9.60417in" svg:height="1.87639in" draw:z-index="251717632" draw:id="id18" draw:style-name="a18" draw:name="Rectangle 63" text:anchor-type="paragraph"><svg:title/><svg:desc/><draw:enhanced-geometry draw:type="non-primitive" svg:viewBox="0 0 21600 21600" draw:enhanced-path="M 0 0 L 21600 0 21600 21600 0 21600 Z N"/></draw:custom-shape></text:p>
      <text:p text:style-name="Normal"><draw:frame draw:z-index="251736064" draw:id="id19" draw:style-name="a19" draw:name="Zone de texte 64" text:anchor-type="paragraph" svg:x="5.10737in" svg:y="1.35793in" svg:width="1.08889in" svg:height="0.29167in" style:rel-width="scale" style:rel-height="scale"><draw:text-box><text:p text:style-name="P42">Très Haute</text:p><text:p text:style-name="Sansinterligne"/></draw:text-box><svg:title/><svg:desc/></draw:frame><draw:frame draw:z-index="251735040" draw:id="id20" draw:style-name="a20" draw:name="Zone de texte 65" text:anchor-type="paragraph" svg:x="5.10865in" svg:y="1.04418in" svg:width="1.08889in" svg:height="0.29167in" style:rel-width="scale" style:rel-height="scale"><draw:text-box><text:p text:style-name="Sansinterligne">Haute</text:p></draw:text-box><svg:title/><svg:desc/></draw:frame><draw:frame draw:z-index="251734016" draw:id="id21" draw:style-name="a21" draw:name="Zone de texte 66" text:anchor-type="paragraph" svg:x="5.11281in" svg:y="0.75367in" svg:width="1.08889in" svg:height="0.29167in" style:rel-width="scale" style:rel-height="scale"><draw:text-box><text:p text:style-name="P43">Moyenne</text:p></draw:text-box><svg:title/><svg:desc/></draw:frame><draw:frame draw:z-index="251732992" draw:id="id22" draw:style-name="a22" draw:name="Zone de texte 67" text:anchor-type="paragraph" svg:x="5.11709in" svg:y="0.45725in" svg:width="1.08889in" svg:height="0.29167in" style:rel-width="scale" style:rel-height="scale"><draw:text-box><text:p text:style-name="P44">Basse</text:p></draw:text-box><svg:title/><svg:desc/></draw:frame><draw:frame draw:z-index="251731968" draw:id="id23" draw:style-name="a23" draw:name="Zone de texte 68" text:anchor-type="paragraph" svg:x="5.1185in" svg:y="0.16052in" svg:width="1.08889in" svg:height="0.29167in" style:rel-width="scale" style:rel-height="scale"><draw:text-box><text:p text:style-name="P45">Très basse</text:p></draw:text-box><svg:title/><svg:desc/></draw:frame><draw:custom-shape svg:x="4.28681in" svg:y="1.05486in" svg:width="2.675in" svg:height="0.28889in" draw:z-index="251729920" draw:id="id24" draw:style-name="a24" draw:name="Rectangle 69" text:anchor-type="paragraph"><svg:title/><svg:desc/><draw:enhanced-geometry draw:type="non-primitive" svg:viewBox="0 0 21600 21600" draw:enhanced-path="M 0 0 L 21600 0 21600 21600 0 21600 Z N"/></draw:custom-shape><draw:custom-shape svg:x="4.28819in" svg:y="0.76111in" svg:width="2.675in" svg:height="0.28889in" draw:z-index="251728896" draw:id="id25" draw:style-name="a25" draw:name="Rectangle 70" text:anchor-type="paragraph"><svg:title/><svg:desc/><draw:enhanced-geometry draw:type="non-primitive" svg:viewBox="0 0 21600 21600" draw:enhanced-path="M 0 0 L 21600 0 21600 21600 0 21600 Z N"/></draw:custom-shape><draw:custom-shape svg:x="4.28681in" svg:y="0.46181in" svg:width="2.675in" svg:height="0.28889in" draw:z-index="251727872" draw:id="id26" draw:style-name="a26" draw:name="Rectangle 71" text:anchor-type="paragraph"><svg:title/><svg:desc/><draw:enhanced-geometry draw:type="non-primitive" svg:viewBox="0 0 21600 21600" draw:enhanced-path="M 0 0 L 21600 0 21600 21600 0 21600 Z N"/></draw:custom-shape><draw:custom-shape svg:x="4.28878in" svg:y="0.16578in" svg:width="2.675in" svg:height="0.28889in" draw:z-index="251726848" draw:id="id27" draw:style-name="a27" draw:name="Rectangle 72" text:anchor-type="paragraph"><svg:title/><svg:desc/><draw:enhanced-geometry draw:type="non-primitive" svg:viewBox="0 0 21600 21600" draw:enhanced-path="M 0 0 L 21600 0 21600 21600 0 21600 Z N"/></draw:custom-shape><draw:custom-shape svg:x="4.28929in" svg:y="1.36051in" svg:width="2.675in" svg:height="0.28889in" draw:z-index="251730944" draw:id="id28" draw:style-name="a28" draw:name="Rectangle 73" text:anchor-type="paragraph"><svg:title/><svg:desc/><draw:enhanced-geometry draw:type="non-primitive" svg:viewBox="0 0 21600 21600" draw:enhanced-path="M 0 0 L 21600 0 21600 21600 0 21600 Z N"/></draw:custom-shape><draw:frame draw:z-index="251725824" draw:id="id29" draw:style-name="a29" draw:name="Zone de texte 74" text:anchor-type="paragraph" svg:x="0.62139in" svg:y="3.24722in" svg:width="3.41528in" svg:height="1.89514in" style:rel-width="scale" style:rel-height="scale"><draw:text-box><text:p text:style-name="Normal"><text:span text:style-name="Référenceintense">Critères d’acceptation</text:span></text:p><text:p text:style-name="Sansinterligne"><text:span text:style-name="T46"><text:s/></text:span><text:span text:style-name="Référenceintense">Étant donné que</text:span>, je suis à la page de d’inscription</text:p><text:p text:style-name="Sansinterligne"><text:span text:style-name="Référenceintense">Lorsque</text:span>, je saisi mon email et mon mot de<text:s/>passe</text:p><text:p text:style-name="Sansinterligne"><text:span text:style-name="Référenceintense">Alors</text:span>, je suis redirigé vers la page d’accueil de connexion</text:p><text:p text:style-name="Normal"/><text:p text:style-name="Normal"/></draw:text-box><svg:title/><svg:desc/></draw:frame><draw:frame draw:z-index="251724800" draw:id="id30" draw:style-name="a30" draw:name="Zone de texte 75" text:anchor-type="paragraph" svg:x="0.59249in" svg:y="1.70965in" svg:width="2.99028in" svg:height="1.35764in" style:rel-width="scale" style:rel-height="scale"><draw:text-box><text:p text:style-name="Normal"><text:span text:style-name="Référenceintense">En tant que</text:span>, nouvel utilisateur</text:p><text:p text:style-name="Sansinterligne"><text:span text:style-name="Référenceintense">Je souhaite</text:span>, m’inscrire à l’application</text:p><text:p text:style-name="Sansinterligne"><text:span text:style-name="Référenceintense">Afin de</text:span>, de me connecter<text:s/>à l’application</text:p></draw:text-box><svg:title/><svg:desc/></draw:frame><draw:custom-shape svg:x="0.57547in" svg:y="3.17175in" svg:width="9.60417in" svg:height="2.04167in" draw:z-index="251718656" draw:id="id31" draw:style-name="a31" draw:name="Rectangle 76" text:anchor-type="paragraph"><svg:title/><svg:desc/><draw:enhanced-geometry draw:type="non-primitive" svg:viewBox="0 0 21600 21600" draw:enhanced-path="M 0 0 L 21600 0 21600 21600 0 21600 Z N"/></draw:custom-shape></text:p>
      <text:p text:style-name="Normal"/>
      <text:p text:style-name="P47"/>
      <text:p text:style-name="Normal"><draw:custom-shape svg:x="0in" svg:y="0in" svg:width="10.47917in" svg:height="6.9375in" draw:z-index="251740160" draw:id="id32" draw:style-name="a32" draw:name="Rectangle 86" text:anchor-type="paragraph"><svg:title/><svg:desc/><draw:enhanced-geometry draw:type="non-primitive" svg:viewBox="0 0 21600 21600" draw:enhanced-path="M 0 0 L 21600 0 21600 21600 0 21600 Z N"/></draw:custom-shape><draw:custom-shape svg:x="-0.47917in" svg:y="4.85417in" svg:width="11.66667in" svg:height="2.90556in" draw:z-index="251739136" draw:id="id33" draw:style-name="a33" draw:name="Rectangle 87" text:anchor-type="paragraph"><svg:title/><svg:desc/><text:p text:style-name="P48"/><text:p text:style-name="P49"/><text:p text:style-name="P50"/><text:p text:style-name="P51"/><text:p text:style-name="P52"/><text:p text:style-name="P53"/><text:p text:style-name="P54"/><text:p text:style-name="P55"/><text:p text:style-name="P56"/><text:p text:style-name="P57"/><text:p text:style-name="P58"/><text:p text:style-name="P59"/><text:p text:style-name="P60"/><text:p text:style-name="P61"/><text:p text:style-name="P62"/><text:p text:style-name="P63"/><text:p text:style-name="P64"/><text:p text:style-name="P65"/><text:p text:style-name="P66"/><text:p text:style-name="P67"/><text:p text:style-name="P68"/><text:p text:style-name="P69"/><text:p text:style-name="P70"/><text:p text:style-name="P71"/><text:p text:style-name="P72"/><text:p text:style-name="P73"/><text:p text:style-name="P74"/><text:p text:style-name="P75"/><text:p text:style-name="P76"/><text:p text:style-name="P77"/><text:p text:style-name="P78"/><text:p text:style-name="P79"/><text:p text:style-name="P80"/><text:p text:style-name="P81"/><text:p text:style-name="P82"/><text:p text:style-name="P83"/><draw:enhanced-geometry draw:type="non-primitive" svg:viewBox="0 0 21600 21600" draw:enhanced-path="M 0 0 L 21600 0 21600 21600 0 21600 Z N"/></draw:custom-shape><draw:custom-shape svg:x="-0.60417in" svg:y="-0.48958in" svg:width="11.79167in" svg:height="6.09375in" draw:z-index="251738112" draw:id="id34" draw:style-name="a34" draw:name="Rectangle 88" text:anchor-type="paragraph"><svg:title/><svg:desc/><draw:enhanced-geometry draw:type="non-primitive" svg:viewBox="0 0 21600 21600" draw:enhanced-path="M 0 0 L 21600 0 21600 21600 0 21600 Z N"/></draw:custom-shape></text:p>
      <text:p text:style-name="Normal"><draw:frame draw:z-index="251745280" draw:id="id35" draw:style-name="a35" draw:name="Zone de texte 89" text:anchor-type="paragraph" svg:x="0.6098in" svg:y="0.12224in" svg:width="2.99028in" svg:height="0.44306in" style:rel-width="scale" style:rel-height="scale"><draw:text-box><text:p text:style-name="Normal"><text:span text:style-name="Référenceintense">Référence :</text:span><text:s/>1.2</text:p></draw:text-box><svg:title/><svg:desc/></draw:frame><draw:custom-shape svg:x="0.56956in" svg:y="0.01289in" svg:width="9.60417in" svg:height="0.73889in" draw:z-index="251742208" draw:id="id36" draw:style-name="a36" draw:name="Rectangle 90" text:anchor-type="paragraph"><svg:title/><svg:desc/><draw:enhanced-geometry draw:type="non-primitive" svg:viewBox="0 0 21600 21600" draw:enhanced-path="M 0 0 L 21600 0 21600 21600 0 21600 Z N"/></draw:custom-shape><draw:custom-shape svg:x="0.57292in" svg:y="0.00972in" svg:width="9.60417in" svg:height="6.14514in" draw:z-index="251741184" draw:id="id37" draw:style-name="a37" draw:name="Rectangle 91" text:anchor-type="paragraph"><svg:title/><svg:desc/><draw:enhanced-geometry draw:type="non-primitive" svg:viewBox="0 0 21600 21600" draw:enhanced-path="M 0 0 L 21600 0 21600 21600 0 21600 Z N"/></draw:custom-shape></text:p>
      <text:p text:style-name="Normal"/>
      <text:p text:style-name="Normal"><draw:frame draw:z-index="251749376" draw:id="id38" draw:style-name="a38" draw:name="Zone de texte 94" text:anchor-type="paragraph" svg:x="7.01163in" svg:y="0.10693in" svg:width="2.49653in" svg:height="1.36042in" style:rel-width="scale" style:rel-height="scale"><draw:text-box><text:p text:style-name="Normal"><text:span text:style-name="Référenceintense">Données :</text:span></text:p><text:p text:style-name="Normal">- Adresse email</text:p><text:p text:style-name="Normal">- Mot de passe</text:p><text:p text:style-name="Normal">- Pseudo</text:p></draw:text-box><svg:title/><svg:desc/></draw:frame><draw:frame draw:z-index="251748352" draw:id="id39" draw:style-name="a39" draw:name="Zone de texte 92" text:anchor-type="paragraph" svg:x="4.31503in" svg:y="0.11533in" svg:width="2.49653in" svg:height="0.33403in" style:rel-width="scale" style:rel-height="scale"><draw:text-box><text:p text:style-name="Normal"><text:span text:style-name="Référenceintense">Priorité</text:span></text:p></draw:text-box><svg:title/><svg:desc/></draw:frame><draw:frame draw:z-index="251747328" draw:id="id40" draw:style-name="a40" draw:name="Zone de texte 93" text:anchor-type="paragraph" svg:x="0.60983in" svg:y="0.17313in" svg:width="2.99028in" svg:height="1.12639in" style:rel-width="scale" style:rel-height="scale"><draw:text-box><text:p text:style-name="Normal"><text:span text:style-name="Référenceintense">Accès à l’application pour un utilisateur déjà enregistré</text:span></text:p></draw:text-box><svg:title/><svg:desc/></draw:frame><draw:custom-shape svg:x="4.27391in" svg:y="0.09085in" svg:width="2.69792in" svg:height="1.88264in" draw:z-index="251746304" draw:id="id41" draw:style-name="a41" draw:name="Rectangle 95" text:anchor-type="paragraph"><svg:title/><svg:desc/><draw:enhanced-geometry draw:type="non-primitive" svg:viewBox="0 0 21600 21600" draw:enhanced-path="M 0 0 L 21600 0 21600 21600 0 21600 Z N"/></draw:custom-shape><draw:custom-shape svg:x="0.56604in" svg:y="0.09815in" svg:width="9.60417in" svg:height="1.87639in" draw:z-index="251743232" draw:id="id42" draw:style-name="a42" draw:name="Rectangle 96" text:anchor-type="paragraph"><svg:title/><svg:desc/><draw:enhanced-geometry draw:type="non-primitive" svg:viewBox="0 0 21600 21600" draw:enhanced-path="M 0 0 L 21600 0 21600 21600 0 21600 Z N"/></draw:custom-shape></text:p>
      <text:p text:style-name="Normal"><draw:frame draw:z-index="251761664" draw:id="id43" draw:style-name="a43" draw:name="Zone de texte 97" text:anchor-type="paragraph" svg:x="5.10737in" svg:y="1.35793in" svg:width="1.08889in" svg:height="0.29167in" style:rel-width="scale" style:rel-height="scale"><draw:text-box><text:p text:style-name="P84">Très Haute</text:p><text:p text:style-name="Sansinterligne"/></draw:text-box><svg:title/><svg:desc/></draw:frame><draw:frame draw:z-index="251760640" draw:id="id44" draw:style-name="a44" draw:name="Zone de texte 98" text:anchor-type="paragraph" svg:x="5.10865in" svg:y="1.04418in" svg:width="1.08889in" svg:height="0.29167in" style:rel-width="scale" style:rel-height="scale"><draw:text-box><text:p text:style-name="Sansinterligne">Haute</text:p></draw:text-box><svg:title/><svg:desc/></draw:frame><draw:frame draw:z-index="251759616" draw:id="id45" draw:style-name="a45" draw:name="Zone de texte 99" text:anchor-type="paragraph" svg:x="5.11281in" svg:y="0.75367in" svg:width="1.08889in" svg:height="0.29167in" style:rel-width="scale" style:rel-height="scale"><draw:text-box><text:p text:style-name="P85">Moyenne</text:p></draw:text-box><svg:title/><svg:desc/></draw:frame><draw:frame draw:z-index="251758592" draw:id="id46" draw:style-name="a46" draw:name="Zone de texte 100" text:anchor-type="paragraph" svg:x="5.11709in" svg:y="0.45725in" svg:width="1.08889in" svg:height="0.29167in" style:rel-width="scale" style:rel-height="scale"><draw:text-box><text:p text:style-name="P86">Basse</text:p></draw:text-box><svg:title/><svg:desc/></draw:frame><draw:frame draw:z-index="251757568" draw:id="id47" draw:style-name="a47" draw:name="Zone de texte 101" text:anchor-type="paragraph" svg:x="5.1185in" svg:y="0.16052in" svg:width="1.08889in" svg:height="0.29167in" style:rel-width="scale" style:rel-height="scale"><draw:text-box><text:p text:style-name="P87">Très basse</text:p></draw:text-box><svg:title/><svg:desc/></draw:frame><draw:custom-shape svg:x="4.28681in" svg:y="1.05486in" svg:width="2.675in" svg:height="0.28889in" draw:z-index="251755520" draw:id="id48" draw:style-name="a48" draw:name="Rectangle 102" text:anchor-type="paragraph"><svg:title/><svg:desc/><draw:enhanced-geometry draw:type="non-primitive" svg:viewBox="0 0 21600 21600" draw:enhanced-path="M 0 0 L 21600 0 21600 21600 0 21600 Z N"/></draw:custom-shape><draw:custom-shape svg:x="4.28819in" svg:y="0.76111in" svg:width="2.675in" svg:height="0.28889in" draw:z-index="251754496" draw:id="id49" draw:style-name="a49" draw:name="Rectangle 103" text:anchor-type="paragraph"><svg:title/><svg:desc/><draw:enhanced-geometry draw:type="non-primitive" svg:viewBox="0 0 21600 21600" draw:enhanced-path="M 0 0 L 21600 0 21600 21600 0 21600 Z N"/></draw:custom-shape><draw:custom-shape svg:x="4.28681in" svg:y="0.46181in" svg:width="2.675in" svg:height="0.28889in" draw:z-index="251753472" draw:id="id50" draw:style-name="a50" draw:name="Rectangle 104" text:anchor-type="paragraph"><svg:title/><svg:desc/><draw:enhanced-geometry draw:type="non-primitive" svg:viewBox="0 0 21600 21600" draw:enhanced-path="M 0 0 L 21600 0 21600 21600 0 21600 Z N"/></draw:custom-shape><draw:custom-shape svg:x="4.28878in" svg:y="0.16578in" svg:width="2.675in" svg:height="0.28889in" draw:z-index="251752448" draw:id="id51" draw:style-name="a51" draw:name="Rectangle 105" text:anchor-type="paragraph"><svg:title/><svg:desc/><draw:enhanced-geometry draw:type="non-primitive" svg:viewBox="0 0 21600 21600" draw:enhanced-path="M 0 0 L 21600 0 21600 21600 0 21600 Z N"/></draw:custom-shape><draw:custom-shape svg:x="4.28929in" svg:y="1.36051in" svg:width="2.675in" svg:height="0.28889in" draw:z-index="251756544" draw:id="id52" draw:style-name="a52" draw:name="Rectangle 106" text:anchor-type="paragraph"><svg:title/><svg:desc/><draw:enhanced-geometry draw:type="non-primitive" svg:viewBox="0 0 21600 21600" draw:enhanced-path="M 0 0 L 21600 0 21600 21600 0 21600 Z N"/></draw:custom-shape><draw:frame draw:z-index="251751424" draw:id="id53" draw:style-name="a53" draw:name="Zone de texte 107" text:anchor-type="paragraph" svg:x="0.62139in" svg:y="3.24722in" svg:width="3.41528in" svg:height="1.89514in" style:rel-width="scale" style:rel-height="scale"><draw:text-box><text:p text:style-name="Normal"><text:span text:style-name="Référenceintense">Critères d’acceptation</text:span></text:p><text:p text:style-name="Sansinterligne"><text:span text:style-name="T88"><text:s/></text:span><text:span text:style-name="Référenceintense">Étant donné que</text:span>, je suis à la page<text:s/>de connexion</text:p><text:p text:style-name="Sansinterligne"><text:span text:style-name="Référenceintense">Lorsque</text:span>, je saisi mon email/pseudo et mon mot de passe</text:p><text:p text:style-name="Sansinterligne"><text:span text:style-name="Référenceintense">Alors</text:span>, je suis redirigé vers la page d’accueil de l’application</text:p><text:p text:style-name="Normal"/><text:p text:style-name="Normal"/></draw:text-box><svg:title/><svg:desc/></draw:frame><draw:frame draw:z-index="251750400" draw:id="id54" draw:style-name="a54" draw:name="Zone de texte 108" text:anchor-type="paragraph" svg:x="0.59249in" svg:y="1.70965in" svg:width="2.99028in" svg:height="1.35764in" style:rel-width="scale" style:rel-height="scale"><draw:text-box><text:p text:style-name="Normal"><text:span text:style-name="Référenceintense">En tant que</text:span>,<text:s/><text:bookmark-start text:name="_Hlk97899176"/>utilisateur ayant un compte<text:bookmark-end text:name="_Hlk97899176"/></text:p><text:p text:style-name="Sansinterligne"><text:span text:style-name="Référenceintense">Je souhaite</text:span>, me connecter<text:s/></text:p><text:p text:style-name="Sansinterligne"><text:span text:style-name="Référenceintense">Afin de</text:span>, d’utiliser l’application</text:p></draw:text-box><svg:title/><svg:desc/></draw:frame><draw:custom-shape svg:x="0.57547in" svg:y="3.17175in" svg:width="9.60417in" svg:height="2.04167in" draw:z-index="251744256" draw:id="id55" draw:style-name="a55" draw:name="Rectangle 109" text:anchor-type="paragraph"><svg:title/><svg:desc/><draw:enhanced-geometry draw:type="non-primitive" svg:viewBox="0 0 21600 21600" draw:enhanced-path="M 0 0 L 21600 0 21600 21600 0 21600 Z N"/></draw:custom-shape></text:p>
      <text:p text:style-name="Normal"/>
      <text:p text:style-name="P89"/>
      <text:p text:style-name="Normal"><draw:custom-shape svg:x="0in" svg:y="0in" svg:width="10.47917in" svg:height="6.9375in" draw:z-index="251765760" draw:id="id56" draw:style-name="a56" draw:name="Rectangle 110" text:anchor-type="paragraph"><svg:title/><svg:desc/><draw:enhanced-geometry draw:type="non-primitive" svg:viewBox="0 0 21600 21600" draw:enhanced-path="M 0 0 L 21600 0 21600 21600 0 21600 Z N"/></draw:custom-shape><draw:custom-shape svg:x="-0.47917in" svg:y="4.85417in" svg:width="11.66667in" svg:height="2.90556in" draw:z-index="251764736" draw:id="id57" draw:style-name="a57" draw:name="Rectangle 111" text:anchor-type="paragraph"><svg:title/><svg:desc/><text:p text:style-name="P90"/><text:p text:style-name="P91"/><text:p text:style-name="P92"/><text:p text:style-name="P93"/><text:p text:style-name="P94"/><text:p text:style-name="P95"/><text:p text:style-name="P96"/><text:p text:style-name="P97"/><text:p text:style-name="P98"/><text:p text:style-name="P99"/><text:p text:style-name="P100"/><text:p text:style-name="P101"/><text:p text:style-name="P102"/><text:p text:style-name="P103"/><text:p text:style-name="P104"/><text:p text:style-name="P105"/><text:p text:style-name="P106"/><text:p text:style-name="P107"/><text:p text:style-name="P108"/><text:p text:style-name="P109"/><text:p text:style-name="P110"/><text:p text:style-name="P111"/><text:p text:style-name="P112"/><text:p text:style-name="P113"/><text:p text:style-name="P114"/><text:p text:style-name="P115"/><text:p text:style-name="P116"/><text:p text:style-name="P117"/><text:p text:style-name="P118"/><text:p text:style-name="P119"/><text:p text:style-name="P120"/><text:p text:style-name="P121"/><text:p text:style-name="P122"/><text:p text:style-name="P123"/><text:p text:style-name="P124"/><text:p text:style-name="P125"/><draw:enhanced-geometry draw:type="non-primitive" svg:viewBox="0 0 21600 21600" draw:enhanced-path="M 0 0 L 21600 0 21600 21600 0 21600 Z N"/></draw:custom-shape><draw:custom-shape svg:x="-0.60417in" svg:y="-0.48958in" svg:width="11.79167in" svg:height="6.09375in" draw:z-index="251763712" draw:id="id58" draw:style-name="a58" draw:name="Rectangle 112" text:anchor-type="paragraph"><svg:title/><svg:desc/><draw:enhanced-geometry draw:type="non-primitive" svg:viewBox="0 0 21600 21600" draw:enhanced-path="M 0 0 L 21600 0 21600 21600 0 21600 Z N"/></draw:custom-shape></text:p>
      <text:p text:style-name="Normal"><draw:frame draw:z-index="251770880" draw:id="id59" draw:style-name="a59" draw:name="Zone de texte 113" text:anchor-type="paragraph" svg:x="0.6098in" svg:y="0.12224in" svg:width="2.99028in" svg:height="0.44306in" style:rel-width="scale" style:rel-height="scale"><draw:text-box><text:p text:style-name="Normal"><text:span text:style-name="Référenceintense">Référence :</text:span><text:s/>2</text:p></draw:text-box><svg:title/><svg:desc/></draw:frame><draw:custom-shape svg:x="0.56956in" svg:y="0.01289in" svg:width="9.60417in" svg:height="0.73889in" draw:z-index="251767808" draw:id="id60" draw:style-name="a60" draw:name="Rectangle 114" text:anchor-type="paragraph"><svg:title/><svg:desc/><draw:enhanced-geometry draw:type="non-primitive" svg:viewBox="0 0 21600 21600" draw:enhanced-path="M 0 0 L 21600 0 21600 21600 0 21600 Z N"/></draw:custom-shape><draw:custom-shape svg:x="0.57292in" svg:y="0.00972in" svg:width="9.60417in" svg:height="6.14514in" draw:z-index="251766784" draw:id="id61" draw:style-name="a61" draw:name="Rectangle 115" text:anchor-type="paragraph"><svg:title/><svg:desc/><draw:enhanced-geometry draw:type="non-primitive" svg:viewBox="0 0 21600 21600" draw:enhanced-path="M 0 0 L 21600 0 21600 21600 0 21600 Z N"/></draw:custom-shape></text:p>
      <text:p text:style-name="Normal"/>
      <text:p text:style-name="Normal"><draw:frame draw:z-index="251774976" draw:id="id62" draw:style-name="a62" draw:name="Zone de texte 118" text:anchor-type="paragraph" svg:x="7.01163in" svg:y="0.10693in" svg:width="2.49653in" svg:height="1.85764in" style:rel-width="scale" style:rel-height="scale"><draw:text-box><text:p text:style-name="Normal"><text:span text:style-name="Référenceintense">Données :</text:span></text:p><text:p text:style-name="Normal">-Taille haut</text:p><text:p text:style-name="Normal">-Taille pantalons</text:p><text:p text:style-name="Normal">-Pointure de chaussures</text:p><text:p text:style-name="Normal">-Stockage sur portable</text:p></draw:text-box><svg:title/><svg:desc/></draw:frame><draw:frame draw:z-index="251773952" draw:id="id63" draw:style-name="a63" draw:name="Zone de texte 116" text:anchor-type="paragraph" svg:x="4.31503in" svg:y="0.11533in" svg:width="2.49653in" svg:height="0.33403in" style:rel-width="scale" style:rel-height="scale"><draw:text-box><text:p text:style-name="Normal"><text:span text:style-name="Référenceintense">Priorité</text:span></text:p></draw:text-box><svg:title/><svg:desc/></draw:frame><draw:frame draw:z-index="251772928" draw:id="id64" draw:style-name="a64" draw:name="Zone de texte 117" text:anchor-type="paragraph" svg:x="0.60983in" svg:y="0.17313in" svg:width="2.99028in" svg:height="1.12639in" style:rel-width="scale" style:rel-height="scale"><draw:text-box><text:p text:style-name="Normal"><text:span text:style-name="Référenceintense">Accès à l’application pour Enregistrer, <text:s/>modifier , ses <text:s/>Mensurations</text:span></text:p><text:p text:style-name="Normal"/></draw:text-box><svg:title/><svg:desc/></draw:frame><draw:custom-shape svg:x="4.27391in" svg:y="0.09085in" svg:width="2.69792in" svg:height="1.88264in" draw:z-index="251771904" draw:id="id65" draw:style-name="a65" draw:name="Rectangle 119" text:anchor-type="paragraph"><svg:title/><svg:desc/><draw:enhanced-geometry draw:type="non-primitive" svg:viewBox="0 0 21600 21600" draw:enhanced-path="M 0 0 L 21600 0 21600 21600 0 21600 Z N"/></draw:custom-shape><draw:custom-shape svg:x="0.56604in" svg:y="0.09815in" svg:width="9.60417in" svg:height="1.87639in" draw:z-index="251768832" draw:id="id66" draw:style-name="a66" draw:name="Rectangle 120" text:anchor-type="paragraph"><svg:title/><svg:desc/><draw:enhanced-geometry draw:type="non-primitive" svg:viewBox="0 0 21600 21600" draw:enhanced-path="M 0 0 L 21600 0 21600 21600 0 21600 Z N"/></draw:custom-shape></text:p>
      <text:p text:style-name="Normal"><draw:frame draw:z-index="251787264" draw:id="id67" draw:style-name="a67" draw:name="Zone de texte 121" text:anchor-type="paragraph" svg:x="5.10737in" svg:y="1.35793in" svg:width="1.08889in" svg:height="0.29167in" style:rel-width="scale" style:rel-height="scale"><draw:text-box><text:p text:style-name="P126">Très Haute</text:p><text:p text:style-name="Sansinterligne"/></draw:text-box><svg:title/><svg:desc/></draw:frame><draw:frame draw:z-index="251786240" draw:id="id68" draw:style-name="a68" draw:name="Zone de texte 122" text:anchor-type="paragraph" svg:x="5.10865in" svg:y="1.04418in" svg:width="1.08889in" svg:height="0.29167in" style:rel-width="scale" style:rel-height="scale"><draw:text-box><text:p text:style-name="P127">Haute</text:p></draw:text-box><svg:title/><svg:desc/></draw:frame><draw:frame draw:z-index="251785216" draw:id="id69" draw:style-name="a69" draw:name="Zone de texte 123" text:anchor-type="paragraph" svg:x="5.11281in" svg:y="0.75367in" svg:width="1.08889in" svg:height="0.29167in" style:rel-width="scale" style:rel-height="scale"><draw:text-box><text:p text:style-name="P128">Moyenne</text:p></draw:text-box><svg:title/><svg:desc/></draw:frame><draw:frame draw:z-index="251784192" draw:id="id70" draw:style-name="a70" draw:name="Zone de texte 124" text:anchor-type="paragraph" svg:x="5.11709in" svg:y="0.45725in" svg:width="1.08889in" svg:height="0.29167in" style:rel-width="scale" style:rel-height="scale"><draw:text-box><text:p text:style-name="Sansinterligne">Basse</text:p></draw:text-box><svg:title/><svg:desc/></draw:frame><draw:frame draw:z-index="251783168" draw:id="id71" draw:style-name="a71" draw:name="Zone de texte 125" text:anchor-type="paragraph" svg:x="5.1185in" svg:y="0.16052in" svg:width="1.08889in" svg:height="0.29167in" style:rel-width="scale" style:rel-height="scale"><draw:text-box><text:p text:style-name="P129">Très basse</text:p></draw:text-box><svg:title/><svg:desc/></draw:frame><draw:custom-shape svg:x="4.28681in" svg:y="1.05486in" svg:width="2.675in" svg:height="0.28889in" draw:z-index="251781120" draw:id="id72" draw:style-name="a72" draw:name="Rectangle 126" text:anchor-type="paragraph"><svg:title/><svg:desc/><draw:enhanced-geometry draw:type="non-primitive" svg:viewBox="0 0 21600 21600" draw:enhanced-path="M 0 0 L 21600 0 21600 21600 0 21600 Z N"/></draw:custom-shape><draw:custom-shape svg:x="4.28819in" svg:y="0.76111in" svg:width="2.675in" svg:height="0.28889in" draw:z-index="251780096" draw:id="id73" draw:style-name="a73" draw:name="Rectangle 127" text:anchor-type="paragraph"><svg:title/><svg:desc/><draw:enhanced-geometry draw:type="non-primitive" svg:viewBox="0 0 21600 21600" draw:enhanced-path="M 0 0 L 21600 0 21600 21600 0 21600 Z N"/></draw:custom-shape><draw:custom-shape svg:x="4.28681in" svg:y="0.46181in" svg:width="2.675in" svg:height="0.28889in" draw:z-index="251779072" draw:id="id74" draw:style-name="a74" draw:name="Rectangle 128" text:anchor-type="paragraph"><svg:title/><svg:desc/><draw:enhanced-geometry draw:type="non-primitive" svg:viewBox="0 0 21600 21600" draw:enhanced-path="M 0 0 L 21600 0 21600 21600 0 21600 Z N"/></draw:custom-shape><draw:custom-shape svg:x="4.28878in" svg:y="0.16578in" svg:width="2.675in" svg:height="0.28889in" draw:z-index="251778048" draw:id="id75" draw:style-name="a75" draw:name="Rectangle 129" text:anchor-type="paragraph"><svg:title/><svg:desc/><draw:enhanced-geometry draw:type="non-primitive" svg:viewBox="0 0 21600 21600" draw:enhanced-path="M 0 0 L 21600 0 21600 21600 0 21600 Z N"/></draw:custom-shape><draw:custom-shape svg:x="4.28929in" svg:y="1.36051in" svg:width="2.675in" svg:height="0.28889in" draw:z-index="251782144" draw:id="id76" draw:style-name="a76" draw:name="Rectangle 130" text:anchor-type="paragraph"><svg:title/><svg:desc/><draw:enhanced-geometry draw:type="non-primitive" svg:viewBox="0 0 21600 21600" draw:enhanced-path="M 0 0 L 21600 0 21600 21600 0 21600 Z N"/></draw:custom-shape><draw:frame draw:z-index="251777024" draw:id="id77" draw:style-name="a77" draw:name="Zone de texte 131" text:anchor-type="paragraph" svg:x="0.62139in" svg:y="3.24722in" svg:width="3.41528in" svg:height="1.89514in" style:rel-width="scale" style:rel-height="scale"><draw:text-box><text:p text:style-name="Normal"><text:span text:style-name="Référenceintense">Critères d’acceptation</text:span></text:p><text:p text:style-name="Sansinterligne"><text:span text:style-name="T130"><text:s/></text:span><text:span text:style-name="Référenceintense">Étant donné que</text:span>, je suis à la page de personnalisation</text:p><text:p text:style-name="Sansinterligne"><text:span text:style-name="Référenceintense">Lorsque</text:span>, je saisi mes mesures corporelles<text:s/></text:p><text:p text:style-name="Sansinterligne"><text:span text:style-name="Référenceintense">Alors</text:span>, les données seront sauvegardées</text:p><text:p text:style-name="Normal"/><text:p text:style-name="Normal"/></draw:text-box><svg:title/><svg:desc/></draw:frame><draw:custom-shape svg:x="0.57547in" svg:y="3.17175in" svg:width="9.60417in" svg:height="2.04167in" draw:z-index="251769856" draw:id="id78" draw:style-name="a78" draw:name="Rectangle 133" text:anchor-type="paragraph"><svg:title/><svg:desc/><draw:enhanced-geometry draw:type="non-primitive" svg:viewBox="0 0 21600 21600" draw:enhanced-path="M 0 0 L 21600 0 21600 21600 0 21600 Z N"/></draw:custom-shape></text:p>
      <text:p text:style-name="Normal"/>
      <text:p text:style-name="Normal"><draw:frame draw:z-index="251776000" draw:id="id79" draw:style-name="a79" draw:name="Zone de texte 132" text:anchor-type="paragraph" svg:x="0.59302in" svg:y="1.08525in" svg:width="6.96389in" svg:height="1.35764in" style:rel-width="scale" style:rel-height="scale"><draw:text-box><text:p text:style-name="Normal"><text:span text:style-name="Référenceintense">En tant que</text:span>, utilisateur ayant un<text:s/>compte<text:span text:style-name="Référenceintense"><text:s/></text:span></text:p><text:p text:style-name="Normal"><text:span text:style-name="Référenceintense">Je souhaite</text:span>, renseigner mes mensurations.</text:p><text:p text:style-name="Sansinterligne"><text:span text:style-name="Référenceintense">Afin</text:span><text:s/>que les vêtements soient à ma taille Pour les prochaines commandes</text:p></draw:text-box><svg:title/><svg:desc/></draw:frame></text:p>
      <text:soft-page-break/>
      <text:p text:style-name="P131"><draw:custom-shape svg:x="0in" svg:y="0in" svg:width="10.47917in" svg:height="6.9375in" draw:z-index="251791360" draw:id="id80" draw:style-name="a80" draw:name="Rectangle 134" text:anchor-type="paragraph"><svg:title/><svg:desc/><draw:enhanced-geometry draw:type="non-primitive" svg:viewBox="0 0 21600 21600" draw:enhanced-path="M 0 0 L 21600 0 21600 21600 0 21600 Z N"/></draw:custom-shape><draw:custom-shape svg:x="-0.47917in" svg:y="4.85417in" svg:width="11.66667in" svg:height="2.90556in" draw:z-index="251790336" draw:id="id81" draw:style-name="a81" draw:name="Rectangle 135" text:anchor-type="paragraph"><svg:title/><svg:desc/><text:p text:style-name="P132"/><text:p text:style-name="P133"/><text:p text:style-name="P134"/><text:p text:style-name="P135"/><text:p text:style-name="P136"/><text:p text:style-name="P137"/><text:p text:style-name="P138"/><text:p text:style-name="P139"/><text:p text:style-name="P140"/><text:p text:style-name="P141"/><text:p text:style-name="P142"/><text:p text:style-name="P143"/><text:p text:style-name="P144"/><text:p text:style-name="P145"/><text:p text:style-name="P146"/><text:p text:style-name="P147"/><text:p text:style-name="P148"/><text:p text:style-name="P149"/><text:p text:style-name="P150"/><text:p text:style-name="P151"/><text:p text:style-name="P152"/><text:p text:style-name="P153"/><text:p text:style-name="P154"/><text:p text:style-name="P155"/><text:p text:style-name="P156"/><text:p text:style-name="P157"/><text:p text:style-name="P158"/><text:p text:style-name="P159"/><text:p text:style-name="P160"/><text:p text:style-name="P161"/><text:p text:style-name="P162"/><text:p text:style-name="P163"/><text:p text:style-name="P164"/><text:p text:style-name="P165"/><text:p text:style-name="P166"/><text:p text:style-name="P167"/><draw:enhanced-geometry draw:type="non-primitive" svg:viewBox="0 0 21600 21600" draw:enhanced-path="M 0 0 L 21600 0 21600 21600 0 21600 Z N"/></draw:custom-shape><draw:custom-shape svg:x="-0.60417in" svg:y="-0.48958in" svg:width="11.79167in" svg:height="6.09375in" draw:z-index="251789312" draw:id="id82" draw:style-name="a82" draw:name="Rectangle 136" text:anchor-type="paragraph"><svg:title/><svg:desc/><draw:enhanced-geometry draw:type="non-primitive" svg:viewBox="0 0 21600 21600" draw:enhanced-path="M 0 0 L 21600 0 21600 21600 0 21600 Z N"/></draw:custom-shape></text:p>
      <text:p text:style-name="Normal"><draw:frame draw:z-index="251796480" draw:id="id83" draw:style-name="a83" draw:name="Zone de texte 137" text:anchor-type="paragraph" svg:x="0.6098in" svg:y="0.12224in" svg:width="2.99028in" svg:height="0.44306in" style:rel-width="scale" style:rel-height="scale"><draw:text-box><text:p text:style-name="Normal"><text:span text:style-name="Référenceintense">Référence :</text:span><text:s/>3</text:p></draw:text-box><svg:title/><svg:desc/></draw:frame><draw:custom-shape svg:x="0.56956in" svg:y="0.01289in" svg:width="9.60417in" svg:height="0.73889in" draw:z-index="251793408" draw:id="id84" draw:style-name="a84" draw:name="Rectangle 138" text:anchor-type="paragraph"><svg:title/><svg:desc/><draw:enhanced-geometry draw:type="non-primitive" svg:viewBox="0 0 21600 21600" draw:enhanced-path="M 0 0 L 21600 0 21600 21600 0 21600 Z N"/></draw:custom-shape><draw:custom-shape svg:x="0.57292in" svg:y="0.00972in" svg:width="9.60417in" svg:height="6.14514in" draw:z-index="251792384" draw:id="id85" draw:style-name="a85" draw:name="Rectangle 139" text:anchor-type="paragraph"><svg:title/><svg:desc/><draw:enhanced-geometry draw:type="non-primitive" svg:viewBox="0 0 21600 21600" draw:enhanced-path="M 0 0 L 21600 0 21600 21600 0 21600 Z N"/></draw:custom-shape></text:p>
      <text:p text:style-name="Normal"/>
      <text:p text:style-name="Normal"><draw:frame draw:z-index="251800576" draw:id="id86" draw:style-name="a86" draw:name="Zone de texte 142" text:anchor-type="paragraph" svg:x="7.01163in" svg:y="0.10693in" svg:width="2.49653in" svg:height="1.47639in" style:rel-width="scale" style:rel-height="scale"><draw:text-box><text:p text:style-name="Normal"><text:span text:style-name="Référenceintense">Données :</text:span></text:p><text:p text:style-name="Normal">-Autorisation pour accès appareil photo du<text:s/>portable</text:p><text:p text:style-name="Normal">-Autorisation pour accès espace de stockage</text:p></draw:text-box><svg:title/><svg:desc/></draw:frame><draw:frame draw:z-index="251799552" draw:id="id87" draw:style-name="a87" draw:name="Zone de texte 140" text:anchor-type="paragraph" svg:x="4.31503in" svg:y="0.11533in" svg:width="2.49653in" svg:height="0.33403in" style:rel-width="scale" style:rel-height="scale"><draw:text-box><text:p text:style-name="Normal"><text:span text:style-name="Référenceintense">Priorité</text:span></text:p></draw:text-box><svg:title/><svg:desc/></draw:frame><draw:frame draw:z-index="251798528" draw:id="id88" draw:style-name="a88" draw:name="Zone de texte 141" text:anchor-type="paragraph" svg:x="0.60983in" svg:y="0.17313in" svg:width="2.99028in" svg:height="1.12639in" style:rel-width="scale" style:rel-height="scale"><draw:text-box><text:p text:style-name="Normal"><text:span text:style-name="Référenceintense">Accès à l’application pour acquisition image</text:span></text:p></draw:text-box><svg:title/><svg:desc/></draw:frame><draw:custom-shape svg:x="4.27391in" svg:y="0.09085in" svg:width="2.69792in" svg:height="1.88264in" draw:z-index="251797504" draw:id="id89" draw:style-name="a89" draw:name="Rectangle 143" text:anchor-type="paragraph"><svg:title/><svg:desc/><draw:enhanced-geometry draw:type="non-primitive" svg:viewBox="0 0 21600 21600" draw:enhanced-path="M 0 0 L 21600 0 21600 21600 0 21600 Z N"/></draw:custom-shape><draw:custom-shape svg:x="0.56604in" svg:y="0.09815in" svg:width="9.60417in" svg:height="1.87639in" draw:z-index="251794432" draw:id="id90" draw:style-name="a90" draw:name="Rectangle 144" text:anchor-type="paragraph"><svg:title/><svg:desc/><draw:enhanced-geometry draw:type="non-primitive" svg:viewBox="0 0 21600 21600" draw:enhanced-path="M 0 0 L 21600 0 21600 21600 0 21600 Z N"/></draw:custom-shape></text:p>
      <text:p text:style-name="Normal"><draw:frame draw:z-index="251812864" draw:id="id91" draw:style-name="a91" draw:name="Zone de texte 145" text:anchor-type="paragraph" svg:x="5.10737in" svg:y="1.35793in" svg:width="1.08889in" svg:height="0.29167in" style:rel-width="scale" style:rel-height="scale"><draw:text-box><text:p text:style-name="P168">Très Haute</text:p><text:p text:style-name="Sansinterligne"/></draw:text-box><svg:title/><svg:desc/></draw:frame><draw:frame draw:z-index="251811840" draw:id="id92" draw:style-name="a92" draw:name="Zone de texte 146" text:anchor-type="paragraph" svg:x="5.10865in" svg:y="1.04418in" svg:width="1.08889in" svg:height="0.29167in" style:rel-width="scale" style:rel-height="scale"><draw:text-box><text:p text:style-name="Sansinterligne">Haute</text:p></draw:text-box><svg:title/><svg:desc/></draw:frame><draw:frame draw:z-index="251810816" draw:id="id93" draw:style-name="a93" draw:name="Zone de texte 147" text:anchor-type="paragraph" svg:x="5.11281in" svg:y="0.75367in" svg:width="1.08889in" svg:height="0.29167in" style:rel-width="scale" style:rel-height="scale"><draw:text-box><text:p text:style-name="P169">Moyenne</text:p></draw:text-box><svg:title/><svg:desc/></draw:frame><draw:frame draw:z-index="251809792" draw:id="id94" draw:style-name="a94" draw:name="Zone de texte 148" text:anchor-type="paragraph" svg:x="5.11709in" svg:y="0.45725in" svg:width="1.08889in" svg:height="0.29167in" style:rel-width="scale" style:rel-height="scale"><draw:text-box><text:p text:style-name="P170">Basse</text:p></draw:text-box><svg:title/><svg:desc/></draw:frame><draw:frame draw:z-index="251808768" draw:id="id95" draw:style-name="a95" draw:name="Zone de texte 149" text:anchor-type="paragraph" svg:x="5.1185in" svg:y="0.16052in" svg:width="1.08889in" svg:height="0.29167in" style:rel-width="scale" style:rel-height="scale"><draw:text-box><text:p text:style-name="P171">Très basse</text:p></draw:text-box><svg:title/><svg:desc/></draw:frame><draw:custom-shape svg:x="4.28681in" svg:y="1.05486in" svg:width="2.675in" svg:height="0.28889in" draw:z-index="251806720" draw:id="id96" draw:style-name="a96" draw:name="Rectangle 150" text:anchor-type="paragraph"><svg:title/><svg:desc/><draw:enhanced-geometry draw:type="non-primitive" svg:viewBox="0 0 21600 21600" draw:enhanced-path="M 0 0 L 21600 0 21600 21600 0 21600 Z N"/></draw:custom-shape><draw:custom-shape svg:x="4.28819in" svg:y="0.76111in" svg:width="2.675in" svg:height="0.28889in" draw:z-index="251805696" draw:id="id97" draw:style-name="a97" draw:name="Rectangle 151" text:anchor-type="paragraph"><svg:title/><svg:desc/><draw:enhanced-geometry draw:type="non-primitive" svg:viewBox="0 0 21600 21600" draw:enhanced-path="M 0 0 L 21600 0 21600 21600 0 21600 Z N"/></draw:custom-shape><draw:custom-shape svg:x="4.28681in" svg:y="0.46181in" svg:width="2.675in" svg:height="0.28889in" draw:z-index="251804672" draw:id="id98" draw:style-name="a98" draw:name="Rectangle 152" text:anchor-type="paragraph"><svg:title/><svg:desc/><draw:enhanced-geometry draw:type="non-primitive" svg:viewBox="0 0 21600 21600" draw:enhanced-path="M 0 0 L 21600 0 21600 21600 0 21600 Z N"/></draw:custom-shape><draw:custom-shape svg:x="4.28878in" svg:y="0.16578in" svg:width="2.675in" svg:height="0.28889in" draw:z-index="251803648" draw:id="id99" draw:style-name="a99" draw:name="Rectangle 153" text:anchor-type="paragraph"><svg:title/><svg:desc/><draw:enhanced-geometry draw:type="non-primitive" svg:viewBox="0 0 21600 21600" draw:enhanced-path="M 0 0 L 21600 0 21600 21600 0 21600 Z N"/></draw:custom-shape><draw:custom-shape svg:x="4.28929in" svg:y="1.36051in" svg:width="2.675in" svg:height="0.28889in" draw:z-index="251807744" draw:id="id100" draw:style-name="a100" draw:name="Rectangle 154" text:anchor-type="paragraph"><svg:title/><svg:desc/><draw:enhanced-geometry draw:type="non-primitive" svg:viewBox="0 0 21600 21600" draw:enhanced-path="M 0 0 L 21600 0 21600 21600 0 21600 Z N"/></draw:custom-shape><draw:custom-shape svg:x="0.57547in" svg:y="3.17175in" svg:width="9.60417in" svg:height="2.04167in" draw:z-index="251795456" draw:id="id101" draw:style-name="a101" draw:name="Rectangle 157" text:anchor-type="paragraph"><svg:title/><svg:desc/><draw:enhanced-geometry draw:type="non-primitive" svg:viewBox="0 0 21600 21600" draw:enhanced-path="M 0 0 L 21600 0 21600 21600 0 21600 Z N"/></draw:custom-shape></text:p>
      <text:p text:style-name="Normal"/>
      <text:p text:style-name="Normal"><draw:frame draw:z-index="251802624" draw:id="id102" draw:style-name="a102" draw:name="Zone de texte 155" text:anchor-type="paragraph" svg:x="0.61628in" svg:y="2.62014in" svg:width="6.83681in" svg:height="1.89514in" style:rel-width="scale" style:rel-height="scale"><draw:text-box><text:p text:style-name="Normal"><text:span text:style-name="Référenceintense">Critères d’acceptation</text:span></text:p><text:p text:style-name="Sansinterligne"><text:span text:style-name="Référenceintense">Étant donné que</text:span>, je viens de<text:s/>sélectionner le mode photo pour une recommandation</text:p><text:p text:style-name="Sansinterligne"><text:span text:style-name="Référenceintense">Lorsque</text:span>, je prends une photo</text:p><text:p text:style-name="Sansinterligne"><text:span text:style-name="Référenceintense">Alors</text:span>, je suis redirigé vers la page de recommandation de l’application</text:p><text:p text:style-name="Normal"/><text:p text:style-name="Normal"/></draw:text-box><svg:title/><svg:desc/></draw:frame><draw:frame draw:z-index="251801600" draw:id="id103" draw:style-name="a103" draw:name="Zone de texte 156" text:anchor-type="paragraph" svg:x="0.59302in" svg:y="1.08525in" svg:width="3.58125in" svg:height="1.35764in" style:rel-width="scale" style:rel-height="scale"><draw:text-box><text:p text:style-name="Normal"><text:span text:style-name="Référenceintense">En tant que</text:span>, utilisateur ayant un compte</text:p><text:p text:style-name="Sansinterligne"><text:span text:style-name="Référenceintense">Je souhaite</text:span>, me prendre en photo avec mes<text:s/>vêtements<text:s/></text:p><text:p text:style-name="Sansinterligne"><text:span text:style-name="Référenceintense">Afin de</text:span>, recevoir des recommandations du similaire au photo style</text:p></draw:text-box><svg:title/><svg:desc/></draw:frame></text:p>
      <text:soft-page-break/>
      <text:p text:style-name="P172"><draw:custom-shape svg:x="0in" svg:y="0in" svg:width="10.47917in" svg:height="6.9375in" draw:z-index="251816960" draw:id="id104" draw:style-name="a104" draw:name="Rectangle 158" text:anchor-type="paragraph"><svg:title/><svg:desc/><draw:enhanced-geometry draw:type="non-primitive" svg:viewBox="0 0 21600 21600" draw:enhanced-path="M 0 0 L 21600 0 21600 21600 0 21600 Z N"/></draw:custom-shape><draw:custom-shape svg:x="-0.47917in" svg:y="4.85417in" svg:width="11.66667in" svg:height="2.90556in" draw:z-index="251815936" draw:id="id105" draw:style-name="a105" draw:name="Rectangle 159" text:anchor-type="paragraph"><svg:title/><svg:desc/><text:p text:style-name="P173"/><text:p text:style-name="P174"/><text:p text:style-name="P175"/><text:p text:style-name="P176"/><text:p text:style-name="P177"/><text:p text:style-name="P178"/><text:p text:style-name="P179"/><text:p text:style-name="P180"/><text:p text:style-name="P181"/><text:p text:style-name="P182"/><text:p text:style-name="P183"/><text:p text:style-name="P184"/><text:p text:style-name="P185"/><text:p text:style-name="P186"/><text:p text:style-name="P187"/><text:p text:style-name="P188"/><text:p text:style-name="P189"/><text:p text:style-name="P190"/><text:p text:style-name="P191"/><text:p text:style-name="P192"/><text:p text:style-name="P193"/><text:p text:style-name="P194"/><text:p text:style-name="P195"/><text:p text:style-name="P196"/><text:p text:style-name="P197"/><text:p text:style-name="P198"/><text:p text:style-name="P199"/><text:p text:style-name="P200"/><text:p text:style-name="P201"/><text:p text:style-name="P202"/><text:p text:style-name="P203"/><text:p text:style-name="P204"/><text:p text:style-name="P205"/><text:p text:style-name="P206"/><text:p text:style-name="P207"/><text:p text:style-name="P208"/><draw:enhanced-geometry draw:type="non-primitive" svg:viewBox="0 0 21600 21600" draw:enhanced-path="M 0 0 L 21600 0 21600 21600 0 21600 Z N"/></draw:custom-shape><draw:custom-shape svg:x="-0.60417in" svg:y="-0.48958in" svg:width="11.79167in" svg:height="6.09375in" draw:z-index="251814912" draw:id="id106" draw:style-name="a106" draw:name="Rectangle 160" text:anchor-type="paragraph"><svg:title/><svg:desc/><draw:enhanced-geometry draw:type="non-primitive" svg:viewBox="0 0 21600 21600" draw:enhanced-path="M 0 0 L 21600 0 21600 21600 0 21600 Z N"/></draw:custom-shape></text:p>
      <text:p text:style-name="Normal"><draw:frame draw:z-index="251822080" draw:id="id107" draw:style-name="a107" draw:name="Zone de texte 161" text:anchor-type="paragraph" svg:x="0.6098in" svg:y="0.12224in" svg:width="2.99028in" svg:height="0.44306in" style:rel-width="scale" style:rel-height="scale"><draw:text-box><text:p text:style-name="Normal"><text:span text:style-name="Référenceintense">Référence :</text:span><text:s/>4</text:p></draw:text-box><svg:title/><svg:desc/></draw:frame><draw:custom-shape svg:x="0.56956in" svg:y="0.01289in" svg:width="9.60417in" svg:height="0.73889in" draw:z-index="251819008" draw:id="id108" draw:style-name="a108" draw:name="Rectangle 162" text:anchor-type="paragraph"><svg:title/><svg:desc/><draw:enhanced-geometry draw:type="non-primitive" svg:viewBox="0 0 21600 21600" draw:enhanced-path="M 0 0 L 21600 0 21600 21600 0 21600 Z N"/></draw:custom-shape><draw:custom-shape svg:x="0.57292in" svg:y="0.00972in" svg:width="9.60417in" svg:height="6.14514in" draw:z-index="251817984" draw:id="id109" draw:style-name="a109" draw:name="Rectangle 163" text:anchor-type="paragraph"><svg:title/><svg:desc/><draw:enhanced-geometry draw:type="non-primitive" svg:viewBox="0 0 21600 21600" draw:enhanced-path="M 0 0 L 21600 0 21600 21600 0 21600 Z N"/></draw:custom-shape></text:p>
      <text:p text:style-name="Normal"/>
      <text:p text:style-name="Normal"><draw:frame draw:z-index="251826176" draw:id="id110" draw:style-name="a110" draw:name="Zone de texte 166" text:anchor-type="paragraph" svg:x="7.01163in" svg:y="0.10693in" svg:width="2.49653in" svg:height="0.825in" style:rel-width="scale" style:rel-height="scale"><draw:text-box><text:p text:style-name="Normal"><text:span text:style-name="Référenceintense">Données :</text:span></text:p><text:p text:style-name="Normal">-Liste produit recommandé<text:s/>dont image<text:s/>et texte</text:p></draw:text-box><svg:title/><svg:desc/></draw:frame><draw:frame draw:z-index="251825152" draw:id="id111" draw:style-name="a111" draw:name="Zone de texte 164" text:anchor-type="paragraph" svg:x="4.31503in" svg:y="0.11533in" svg:width="2.49653in" svg:height="0.33403in" style:rel-width="scale" style:rel-height="scale"><draw:text-box><text:p text:style-name="Normal"><text:span text:style-name="Référenceintense">Priorité</text:span></text:p></draw:text-box><svg:title/><svg:desc/></draw:frame><draw:frame draw:z-index="251824128" draw:id="id112" draw:style-name="a112" draw:name="Zone de texte 165" text:anchor-type="paragraph" svg:x="0.60983in" svg:y="0.17313in" svg:width="2.99028in" svg:height="1.12639in" style:rel-width="scale" style:rel-height="scale"><draw:text-box><text:p text:style-name="Normal"><text:span text:style-name="Référenceintense">Accès à l’application pour créer un<text:s/></text:span><text:span text:style-name="Référenceintense">panier</text:span></text:p></draw:text-box><svg:title/><svg:desc/></draw:frame><draw:custom-shape svg:x="4.27391in" svg:y="0.09085in" svg:width="2.69792in" svg:height="1.88264in" draw:z-index="251823104" draw:id="id113" draw:style-name="a113" draw:name="Rectangle 167" text:anchor-type="paragraph"><svg:title/><svg:desc/><draw:enhanced-geometry draw:type="non-primitive" svg:viewBox="0 0 21600 21600" draw:enhanced-path="M 0 0 L 21600 0 21600 21600 0 21600 Z N"/></draw:custom-shape><draw:custom-shape svg:x="0.56604in" svg:y="0.09815in" svg:width="9.60417in" svg:height="1.87639in" draw:z-index="251820032" draw:id="id114" draw:style-name="a114" draw:name="Rectangle 168" text:anchor-type="paragraph"><svg:title/><svg:desc/><draw:enhanced-geometry draw:type="non-primitive" svg:viewBox="0 0 21600 21600" draw:enhanced-path="M 0 0 L 21600 0 21600 21600 0 21600 Z N"/></draw:custom-shape></text:p>
      <text:p text:style-name="Normal"><draw:frame draw:z-index="251838464" draw:id="id115" draw:style-name="a115" draw:name="Zone de texte 169" text:anchor-type="paragraph" svg:x="5.10737in" svg:y="1.35793in" svg:width="1.08889in" svg:height="0.29167in" style:rel-width="scale" style:rel-height="scale"><draw:text-box><text:p text:style-name="P209">Très Haute</text:p><text:p text:style-name="Sansinterligne"/></draw:text-box><svg:title/><svg:desc/></draw:frame><draw:frame draw:z-index="251837440" draw:id="id116" draw:style-name="a116" draw:name="Zone de texte 170" text:anchor-type="paragraph" svg:x="5.10865in" svg:y="1.04418in" svg:width="1.08889in" svg:height="0.29167in" style:rel-width="scale" style:rel-height="scale"><draw:text-box><text:p text:style-name="Sansinterligne">Haute</text:p></draw:text-box><svg:title/><svg:desc/></draw:frame><draw:frame draw:z-index="251836416" draw:id="id117" draw:style-name="a117" draw:name="Zone de texte 171" text:anchor-type="paragraph" svg:x="5.11281in" svg:y="0.75367in" svg:width="1.08889in" svg:height="0.29167in" style:rel-width="scale" style:rel-height="scale"><draw:text-box><text:p text:style-name="P210">Moyenne</text:p></draw:text-box><svg:title/><svg:desc/></draw:frame><draw:frame draw:z-index="251835392" draw:id="id118" draw:style-name="a118" draw:name="Zone de texte 172" text:anchor-type="paragraph" svg:x="5.11709in" svg:y="0.45725in" svg:width="1.08889in" svg:height="0.29167in" style:rel-width="scale" style:rel-height="scale"><draw:text-box><text:p text:style-name="P211">Basse</text:p></draw:text-box><svg:title/><svg:desc/></draw:frame><draw:frame draw:z-index="251834368" draw:id="id119" draw:style-name="a119" draw:name="Zone de texte 173" text:anchor-type="paragraph" svg:x="5.1185in" svg:y="0.16052in" svg:width="1.08889in" svg:height="0.29167in" style:rel-width="scale" style:rel-height="scale"><draw:text-box><text:p text:style-name="P212">Très basse</text:p></draw:text-box><svg:title/><svg:desc/></draw:frame><draw:custom-shape svg:x="4.28681in" svg:y="1.05486in" svg:width="2.675in" svg:height="0.28889in" draw:z-index="251832320" draw:id="id120" draw:style-name="a120" draw:name="Rectangle 174" text:anchor-type="paragraph"><svg:title/><svg:desc/><draw:enhanced-geometry draw:type="non-primitive" svg:viewBox="0 0 21600 21600" draw:enhanced-path="M 0 0 L 21600 0 21600 21600 0 21600 Z N"/></draw:custom-shape><draw:custom-shape svg:x="4.28819in" svg:y="0.76111in" svg:width="2.675in" svg:height="0.28889in" draw:z-index="251831296" draw:id="id121" draw:style-name="a121" draw:name="Rectangle 175" text:anchor-type="paragraph"><svg:title/><svg:desc/><draw:enhanced-geometry draw:type="non-primitive" svg:viewBox="0 0 21600 21600" draw:enhanced-path="M 0 0 L 21600 0 21600 21600 0 21600 Z N"/></draw:custom-shape><draw:custom-shape svg:x="4.28681in" svg:y="0.46181in" svg:width="2.675in" svg:height="0.28889in" draw:z-index="251830272" draw:id="id122" draw:style-name="a122" draw:name="Rectangle 176" text:anchor-type="paragraph"><svg:title/><svg:desc/><draw:enhanced-geometry draw:type="non-primitive" svg:viewBox="0 0 21600 21600" draw:enhanced-path="M 0 0 L 21600 0 21600 21600 0 21600 Z N"/></draw:custom-shape><draw:custom-shape svg:x="4.28878in" svg:y="0.16578in" svg:width="2.675in" svg:height="0.28889in" draw:z-index="251829248" draw:id="id123" draw:style-name="a123" draw:name="Rectangle 177" text:anchor-type="paragraph"><svg:title/><svg:desc/><draw:enhanced-geometry draw:type="non-primitive" svg:viewBox="0 0 21600 21600" draw:enhanced-path="M 0 0 L 21600 0 21600 21600 0 21600 Z N"/></draw:custom-shape><draw:custom-shape svg:x="4.28929in" svg:y="1.36051in" svg:width="2.675in" svg:height="0.28889in" draw:z-index="251833344" draw:id="id124" draw:style-name="a124" draw:name="Rectangle 178" text:anchor-type="paragraph"><svg:title/><svg:desc/><draw:enhanced-geometry draw:type="non-primitive" svg:viewBox="0 0 21600 21600" draw:enhanced-path="M 0 0 L 21600 0 21600 21600 0 21600 Z N"/></draw:custom-shape><draw:custom-shape svg:x="0.57547in" svg:y="3.17175in" svg:width="9.60417in" svg:height="2.04167in" draw:z-index="251821056" draw:id="id125" draw:style-name="a125" draw:name="Rectangle 181" text:anchor-type="paragraph"><svg:title/><svg:desc/><draw:enhanced-geometry draw:type="non-primitive" svg:viewBox="0 0 21600 21600" draw:enhanced-path="M 0 0 L 21600 0 21600 21600 0 21600 Z N"/></draw:custom-shape></text:p>
      <text:p text:style-name="Normal"/>
      <text:p text:style-name="Normal"><draw:frame draw:z-index="251828224" draw:id="id126" draw:style-name="a126" draw:name="Zone de texte 179" text:anchor-type="paragraph" svg:x="0.61628in" svg:y="2.62014in" svg:width="5.33681in" svg:height="1.89514in" style:rel-width="scale" style:rel-height="scale"><draw:text-box><text:p text:style-name="Normal"><text:span text:style-name="Référenceintense">Critères d’acceptation</text:span></text:p><text:p text:style-name="Sansinterligne"><text:span text:style-name="T213"><text:s/></text:span><text:span text:style-name="Référenceintense">Étant donné que</text:span>, J’ai reçu les recommandations</text:p><text:p text:style-name="Sansinterligne"><text:span text:style-name="Référenceintense">Lorsque</text:span>, je consulte des produits et que je les sélectionne<text:s/></text:p><text:p text:style-name="Sansinterligne"><text:span text:style-name="Référenceintense">Alors</text:span>, ils sont ajoutés au panier et je<text:s/>suis redirigé soit vers des produit similaire ou le panier<text:s/></text:p><text:p text:style-name="Normal"/><text:p text:style-name="Normal"/></draw:text-box><svg:title/><svg:desc/></draw:frame><draw:frame draw:z-index="251827200" draw:id="id127" draw:style-name="a127" draw:name="Zone de texte 180" text:anchor-type="paragraph" svg:x="0.59302in" svg:y="1.08525in" svg:width="6.73125in" svg:height="1.35764in" style:rel-width="scale" style:rel-height="scale"><draw:text-box><text:p text:style-name="Normal"><text:span text:style-name="Référenceintense">En tant que</text:span>, utilisateur ayant un compte</text:p><text:p text:style-name="Sansinterligne"><text:span text:style-name="Référenceintense">Je souhaite</text:span>, faire une sélection parmi les produits recommandé</text:p><text:p text:style-name="Sansinterligne"><text:span text:style-name="Référenceintense">Afin de</text:span>, les ajouter<text:s/>à<text:s/>mon panier</text:p></draw:text-box><svg:title/><svg:desc/></draw:frame></text:p>
      <text:soft-page-break/>
      <text:p text:style-name="P214"><draw:custom-shape svg:x="0in" svg:y="0in" svg:width="10.47917in" svg:height="6.9375in" draw:z-index="251842560" draw:id="id128" draw:style-name="a128" draw:name="Rectangle 206" text:anchor-type="paragraph"><svg:title/><svg:desc/><draw:enhanced-geometry draw:type="non-primitive" svg:viewBox="0 0 21600 21600" draw:enhanced-path="M 0 0 L 21600 0 21600 21600 0 21600 Z N"/></draw:custom-shape><draw:custom-shape svg:x="-0.47917in" svg:y="4.85417in" svg:width="11.66667in" svg:height="2.90556in" draw:z-index="251841536" draw:id="id129" draw:style-name="a129" draw:name="Rectangle 207" text:anchor-type="paragraph"><svg:title/><svg:desc/><text:p text:style-name="P215"/><text:p text:style-name="P216"/><text:p text:style-name="P217"/><text:p text:style-name="P218"/><text:p text:style-name="P219"/><text:p text:style-name="P220"/><text:p text:style-name="P221"/><text:p text:style-name="P222"/><text:p text:style-name="P223"/><text:p text:style-name="P224"/><text:p text:style-name="P225"/><text:p text:style-name="P226"/><text:p text:style-name="P227"/><text:p text:style-name="P228"/><text:p text:style-name="P229"/><text:p text:style-name="P230"/><text:p text:style-name="P231"/><text:p text:style-name="P232"/><text:p text:style-name="P233"/><text:p text:style-name="P234"/><text:p text:style-name="P235"/><text:p text:style-name="P236"/><text:p text:style-name="P237"/><text:p text:style-name="P238"/><text:p text:style-name="P239"/><text:p text:style-name="P240"/><text:p text:style-name="P241"/><text:p text:style-name="P242"/><text:p text:style-name="P243"/><text:p text:style-name="P244"/><text:p text:style-name="P245"/><text:p text:style-name="P246"/><text:p text:style-name="P247"/><text:p text:style-name="P248"/><text:p text:style-name="P249"/><text:p text:style-name="P250"/><draw:enhanced-geometry draw:type="non-primitive" svg:viewBox="0 0 21600 21600" draw:enhanced-path="M 0 0 L 21600 0 21600 21600 0 21600 Z N"/></draw:custom-shape><draw:custom-shape svg:x="-0.60417in" svg:y="-0.48958in" svg:width="11.79167in" svg:height="6.09375in" draw:z-index="251840512" draw:id="id130" draw:style-name="a130" draw:name="Rectangle 208" text:anchor-type="paragraph"><svg:title/><svg:desc/><draw:enhanced-geometry draw:type="non-primitive" svg:viewBox="0 0 21600 21600" draw:enhanced-path="M 0 0 L 21600 0 21600 21600 0 21600 Z N"/></draw:custom-shape></text:p>
      <text:p text:style-name="Normal"><draw:frame draw:z-index="251847680" draw:id="id131" draw:style-name="a131" draw:name="Zone de texte 209" text:anchor-type="paragraph" svg:x="0.6098in" svg:y="0.12224in" svg:width="2.99028in" svg:height="0.44306in" style:rel-width="scale" style:rel-height="scale"><draw:text-box><text:p text:style-name="Normal"><text:span text:style-name="Référenceintense">Référence :</text:span><text:s/>5.1</text:p></draw:text-box><svg:title/><svg:desc/></draw:frame><draw:custom-shape svg:x="0.56956in" svg:y="0.01289in" svg:width="9.60417in" svg:height="0.73889in" draw:z-index="251844608" draw:id="id132" draw:style-name="a132" draw:name="Rectangle 210" text:anchor-type="paragraph"><svg:title/><svg:desc/><draw:enhanced-geometry draw:type="non-primitive" svg:viewBox="0 0 21600 21600" draw:enhanced-path="M 0 0 L 21600 0 21600 21600 0 21600 Z N"/></draw:custom-shape><draw:custom-shape svg:x="0.57292in" svg:y="0.00972in" svg:width="9.60417in" svg:height="6.14514in" draw:z-index="251843584" draw:id="id133" draw:style-name="a133" draw:name="Rectangle 211" text:anchor-type="paragraph"><svg:title/><svg:desc/><draw:enhanced-geometry draw:type="non-primitive" svg:viewBox="0 0 21600 21600" draw:enhanced-path="M 0 0 L 21600 0 21600 21600 0 21600 Z N"/></draw:custom-shape></text:p>
      <text:p text:style-name="Normal"/>
      <text:p text:style-name="Normal"><draw:frame draw:z-index="251851776" draw:id="id134" draw:style-name="a134" draw:name="Zone de texte 214" text:anchor-type="paragraph" svg:x="7.01163in" svg:y="0.10693in" svg:width="2.49653in" svg:height="1.825in" style:rel-width="scale" style:rel-height="scale"><draw:text-box><text:p text:style-name="Normal"><text:span text:style-name="Référenceintense">Données :</text:span></text:p><text:p text:style-name="Normal">-Adresse email</text:p><text:p text:style-name="Normal">-Adresse de livraison</text:p><text:p text:style-name="Normal">-Adresse de facturation</text:p><text:p text:style-name="Normal">-Données de paiement</text:p></draw:text-box><svg:title/><svg:desc/></draw:frame><draw:frame draw:z-index="251850752" draw:id="id135" draw:style-name="a135" draw:name="Zone de texte 212" text:anchor-type="paragraph" svg:x="4.31503in" svg:y="0.11533in" svg:width="2.49653in" svg:height="0.33403in" style:rel-width="scale" style:rel-height="scale"><draw:text-box><text:p text:style-name="Normal"><text:span text:style-name="Référenceintense">Priorité</text:span></text:p></draw:text-box><svg:title/><svg:desc/></draw:frame><draw:frame draw:z-index="251849728" draw:id="id136" draw:style-name="a136" draw:name="Zone de texte 213" text:anchor-type="paragraph" svg:x="0.60983in" svg:y="0.17313in" svg:width="2.99028in" svg:height="1.12639in" style:rel-width="scale" style:rel-height="scale"><draw:text-box><text:p text:style-name="Normal"><text:span text:style-name="Référenceintense">Accès à l’application pour une commande avec livraison</text:span></text:p></draw:text-box><svg:title/><svg:desc/></draw:frame><draw:custom-shape svg:x="4.27391in" svg:y="0.09085in" svg:width="2.69792in" svg:height="1.88264in" draw:z-index="251848704" draw:id="id137" draw:style-name="a137" draw:name="Rectangle 215" text:anchor-type="paragraph"><svg:title/><svg:desc/><draw:enhanced-geometry draw:type="non-primitive" svg:viewBox="0 0 21600 21600" draw:enhanced-path="M 0 0 L 21600 0 21600 21600 0 21600 Z N"/></draw:custom-shape><draw:custom-shape svg:x="0.56604in" svg:y="0.09815in" svg:width="9.60417in" svg:height="1.87639in" draw:z-index="251845632" draw:id="id138" draw:style-name="a138" draw:name="Rectangle 216" text:anchor-type="paragraph"><svg:title/><svg:desc/><draw:enhanced-geometry draw:type="non-primitive" svg:viewBox="0 0 21600 21600" draw:enhanced-path="M 0 0 L 21600 0 21600 21600 0 21600 Z N"/></draw:custom-shape></text:p>
      <text:p text:style-name="Normal"><draw:frame draw:z-index="251864064" draw:id="id139" draw:style-name="a139" draw:name="Zone de texte 217" text:anchor-type="paragraph" svg:x="5.10737in" svg:y="1.35793in" svg:width="1.08889in" svg:height="0.29167in" style:rel-width="scale" style:rel-height="scale"><draw:text-box><text:p text:style-name="P251">Très Haute</text:p><text:p text:style-name="Sansinterligne"/></draw:text-box><svg:title/><svg:desc/></draw:frame><draw:frame draw:z-index="251863040" draw:id="id140" draw:style-name="a140" draw:name="Zone de texte 218" text:anchor-type="paragraph" svg:x="5.10865in" svg:y="1.04418in" svg:width="1.08889in" svg:height="0.29167in" style:rel-width="scale" style:rel-height="scale"><draw:text-box><text:p text:style-name="Sansinterligne">Haute</text:p></draw:text-box><svg:title/><svg:desc/></draw:frame><draw:frame draw:z-index="251862016" draw:id="id141" draw:style-name="a141" draw:name="Zone de texte 219" text:anchor-type="paragraph" svg:x="5.11281in" svg:y="0.75367in" svg:width="1.08889in" svg:height="0.29167in" style:rel-width="scale" style:rel-height="scale"><draw:text-box><text:p text:style-name="P252">Moyenne</text:p></draw:text-box><svg:title/><svg:desc/></draw:frame><draw:frame draw:z-index="251860992" draw:id="id142" draw:style-name="a142" draw:name="Zone de texte 220" text:anchor-type="paragraph" svg:x="5.11709in" svg:y="0.45725in" svg:width="1.08889in" svg:height="0.29167in" style:rel-width="scale" style:rel-height="scale"><draw:text-box><text:p text:style-name="P253">Basse</text:p></draw:text-box><svg:title/><svg:desc/></draw:frame><draw:frame draw:z-index="251859968" draw:id="id143" draw:style-name="a143" draw:name="Zone de texte 221" text:anchor-type="paragraph" svg:x="5.1185in" svg:y="0.16052in" svg:width="1.08889in" svg:height="0.29167in" style:rel-width="scale" style:rel-height="scale"><draw:text-box><text:p text:style-name="P254">Très basse</text:p></draw:text-box><svg:title/><svg:desc/></draw:frame><draw:custom-shape svg:x="4.28681in" svg:y="1.05486in" svg:width="2.675in" svg:height="0.28889in" draw:z-index="251857920" draw:id="id144" draw:style-name="a144" draw:name="Rectangle 222" text:anchor-type="paragraph"><svg:title/><svg:desc/><draw:enhanced-geometry draw:type="non-primitive" svg:viewBox="0 0 21600 21600" draw:enhanced-path="M 0 0 L 21600 0 21600 21600 0 21600 Z N"/></draw:custom-shape><draw:custom-shape svg:x="4.28819in" svg:y="0.76111in" svg:width="2.675in" svg:height="0.28889in" draw:z-index="251856896" draw:id="id145" draw:style-name="a145" draw:name="Rectangle 223" text:anchor-type="paragraph"><svg:title/><svg:desc/><draw:enhanced-geometry draw:type="non-primitive" svg:viewBox="0 0 21600 21600" draw:enhanced-path="M 0 0 L 21600 0 21600 21600 0 21600 Z N"/></draw:custom-shape><draw:custom-shape svg:x="4.28681in" svg:y="0.46181in" svg:width="2.675in" svg:height="0.28889in" draw:z-index="251855872" draw:id="id146" draw:style-name="a146" draw:name="Rectangle 224" text:anchor-type="paragraph"><svg:title/><svg:desc/><draw:enhanced-geometry draw:type="non-primitive" svg:viewBox="0 0 21600 21600" draw:enhanced-path="M 0 0 L 21600 0 21600 21600 0 21600 Z N"/></draw:custom-shape><draw:custom-shape svg:x="4.28878in" svg:y="0.16578in" svg:width="2.675in" svg:height="0.28889in" draw:z-index="251854848" draw:id="id147" draw:style-name="a147" draw:name="Rectangle 225" text:anchor-type="paragraph"><svg:title/><svg:desc/><draw:enhanced-geometry draw:type="non-primitive" svg:viewBox="0 0 21600 21600" draw:enhanced-path="M 0 0 L 21600 0 21600 21600 0 21600 Z N"/></draw:custom-shape><draw:custom-shape svg:x="4.28929in" svg:y="1.36051in" svg:width="2.675in" svg:height="0.28889in" draw:z-index="251858944" draw:id="id148" draw:style-name="a148" draw:name="Rectangle 226" text:anchor-type="paragraph"><svg:title/><svg:desc/><draw:enhanced-geometry draw:type="non-primitive" svg:viewBox="0 0 21600 21600" draw:enhanced-path="M 0 0 L 21600 0 21600 21600 0 21600 Z N"/></draw:custom-shape><draw:frame draw:z-index="251853824" draw:id="id149" draw:style-name="a149" draw:name="Zone de texte 227" text:anchor-type="paragraph" svg:x="0.62139in" svg:y="3.24722in" svg:width="3.41528in" svg:height="1.89514in" style:rel-width="scale" style:rel-height="scale"><draw:text-box><text:p text:style-name="Normal"><text:span text:style-name="Référenceintense">Critères d’acceptation</text:span></text:p><text:p text:style-name="Sansinterligne"><text:span text:style-name="T255"><text:s/></text:span><text:span text:style-name="Référenceintense">Étant donné que</text:span>, je suis à la page de mon panier</text:p><text:p text:style-name="Sansinterligne"><text:span text:style-name="Référenceintense">Lorsque</text:span>, je confirme mon panier</text:p><text:p text:style-name="Sansinterligne"><text:span text:style-name="Référenceintense">Alors</text:span>, je renseigne mes informations de livraison et de paiement, la commande sera<text:s/>renvoyée</text:p><text:p text:style-name="Normal"/><text:p text:style-name="Normal"/></draw:text-box><svg:title/><svg:desc/></draw:frame><draw:custom-shape svg:x="0.57547in" svg:y="3.17175in" svg:width="9.60417in" svg:height="2.04167in" draw:z-index="251846656" draw:id="id150" draw:style-name="a150" draw:name="Rectangle 229" text:anchor-type="paragraph"><svg:title/><svg:desc/><draw:enhanced-geometry draw:type="non-primitive" svg:viewBox="0 0 21600 21600" draw:enhanced-path="M 0 0 L 21600 0 21600 21600 0 21600 Z N"/></draw:custom-shape></text:p>
      <text:p text:style-name="Normal"/>
      <text:p text:style-name="Normal"><draw:frame draw:z-index="251852800" draw:id="id151" draw:style-name="a151" draw:name="Zone de texte 228" text:anchor-type="paragraph" svg:x="0.59302in" svg:y="1.08525in" svg:width="5.91806in" svg:height="1.35764in" style:rel-width="scale" style:rel-height="scale"><draw:text-box><text:p text:style-name="Normal"><text:span text:style-name="Référenceintense">En tant que</text:span>, utilisateur ayant un compte<text:s/></text:p><text:p text:style-name="Sansinterligne"><text:span text:style-name="Référenceintense">Je souhait</text:span><text:span text:style-name="Référenceintense">e</text:span>, commander les produits dans mon panier</text:p><text:p text:style-name="Sansinterligne"><text:span text:style-name="Référenceintense">Afin de</text:span>, pouvoir recevoir ma commande à une adresse</text:p></draw:text-box><svg:title/><svg:desc/></draw:frame></text:p>
      <text:p text:style-name="Normal"/>
      <text:p text:style-name="P2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GothicE" svg:font-family="GothicE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-asian="Times New Roman" fo:color="#1F3763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-asian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color="#1F3763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1F3763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-asian="Times New Roman" fo:color="#272727" fo:font-size="10.5pt" style:font-size-asian="10.5pt" style:font-size-complex="10.5pt" fo:hyphenate="false"/>
    </style:style>
    <style:style style:name="Normal" style:display-name="Normal" style:family="paragraph">
      <style:text-properties style:font-name="Century Gothic"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style:font-name="Century Gothic" fo:hyphenate="false"/>
    </style:style>
    <style:style style:name="Titre1Car" style:display-name="Titre 1 Car" style:family="text" style:parent-style-name="Policepardéfaut">
      <style:text-properties style:font-name="Century Gothic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entury Gothic" style:font-name-asian="Times New Roman" style:font-name-complex="Times New Roman" fo:color="#2F5496" fo:font-size="13pt" style:font-size-asian="13pt" style:font-size-complex="13pt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entury Gothic" style:font-name-asian="Times New Roman" style:font-name-complex="Times New Roman" fo:letter-spacing="-0.0069in" style:letter-kerning="true" fo:font-size="28pt" style:font-size-asian="28pt" style:font-size-complex="28pt"/>
    </style:style>
    <style:style style:name="Titre3Car" style:display-name="Titre 3 Car" style:family="text" style:parent-style-name="Policepardéfaut">
      <style:text-properties style:font-name="Century Gothic" style:font-name-asian="Times New Roman" style:font-name-complex="Times New Roman" fo:color="#1F3763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entury Gothic"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="Century Gothic"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="Century Gothic" style:font-name-asian="Times New Roman" style:font-name-complex="Times New Roman" fo:color="#1F3763"/>
    </style:style>
    <style:style style:name="Titre7Car" style:display-name="Titre 7 Car" style:family="text" style:parent-style-name="Policepardéfaut">
      <style:text-properties style:font-name="Century Gothic" style:font-name-asian="Times New Roman" style:font-name-complex="Times New Roman" fo:font-style="italic" style:font-style-asian="italic" style:font-style-complex="italic" fo:color="#1F3763"/>
    </style:style>
    <style:style style:name="Titre8Car" style:display-name="Titre 8 Car" style:family="text" style:parent-style-name="Policepardéfaut">
      <style:text-properties style:font-name="Century Gothic" style:font-name-asian="Times New Roman" style:font-name-complex="Times New Roman" fo:color="#272727" fo:font-size="10.5pt" style:font-size-asian="10.5pt" style:font-size-complex="10.5pt"/>
    </style:style>
    <style:style style:name="Sous-titre" style:display-name="Sous-titr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ous-titreCar" style:display-name="Sous-titre Car" style:family="text" style:parent-style-name="Policepardéfaut">
      <style:text-properties style:font-name="Century Gothic" style:font-name-asian="Times New Roman" fo:color="#5A5A5A" fo:letter-spacing="0.0104in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4472C4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Citation" style:display-name="Citation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style:font-name="Century Gothic" fo:font-style="italic" style:font-style-asian="italic" style:font-style-complex="italic" fo:color="#404040"/>
    </style:style>
    <style:style style:name="Citationintense" style:display-name="Citation intense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CitationintenseCar" style:display-name="Citation intense Car" style:family="text" style:parent-style-name="Policepardéfaut">
      <style:text-properties style:font-name="Century Gothic" fo:font-style="italic" style:font-style-asian="italic" style:font-style-complex="italic" fo:color="#4472C4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4472C4" fo:letter-spacing="0.0034in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j Panc</meta:initial-creator>
    <dc:creator>marj Panc</dc:creator>
    <meta:creation-date>2022-03-11T07:51:00Z</meta:creation-date>
    <dc:date>2022-03-14T09:41:00Z</dc:date>
    <meta:template xlink:href="Normal" xlink:type="simple"/>
    <meta:editing-cycles>80</meta:editing-cycles>
    <meta:editing-duration>PT23580S</meta:editing-duration>
    <meta:document-statistic meta:page-count="8" meta:paragraph-count="1" meta:word-count="33" meta:character-count="215" meta:row-count="1" meta:non-whitespace-character-count="183"/>
  </office:meta>
</office:document-meta>
</file>